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7cm"/>
    </style:style>
    <style:style style:name="co3" style:family="table-column">
      <style:table-column-properties fo:break-before="auto" style:column-width="4.24cm"/>
    </style:style>
    <style:style style:name="co4" style:family="table-column">
      <style:table-column-properties fo:break-before="auto" style:column-width="3.762cm"/>
    </style:style>
    <style:style style:name="co5" style:family="table-column">
      <style:table-column-properties fo:break-before="auto" style:column-width="4.531cm"/>
    </style:style>
    <style:style style:name="co6" style:family="table-column">
      <style:table-column-properties fo:break-before="auto" style:column-width="2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ze_n</text:p>
          </table:table-cell>
          <table:table-cell office:value-type="string" calcext:value-type="string">
            <text:p>comp_avg_sorted</text:p>
          </table:table-cell>
          <table:table-cell office:value-type="string" calcext:value-type="string">
            <text:p>comp_avg_unsorted</text:p>
          </table:table-cell>
          <table:table-cell office:value-type="string" calcext:value-type="string">
            <text:p>comp_maks_sorted</text:p>
          </table:table-cell>
          <table:table-cell office:value-type="string" calcext:value-type="string">
            <text:p>comp_maks_unsorted</text:p>
          </table:table-cell>
          <table:table-cell office:value-type="string" calcext:value-type="string">
            <text:p>reads_avg_sorted</text:p>
          </table:table-cell>
          <table:table-cell office:value-type="string" calcext:value-type="string">
            <text:p>reads_avg_unsorted</text:p>
          </table:table-cell>
          <table:table-cell office:value-type="string" calcext:value-type="string">
            <text:p>reads_maks_sorted</text:p>
          </table:table-cell>
          <table:table-cell office:value-type="string" calcext:value-type="string">
            <text:p>reads_maks_unsorted</text:p>
          </table:table-cell>
          <table:table-cell office:value-type="string" calcext:value-type="string">
            <text:p>h_avg_sorted</text:p>
          </table:table-cell>
          <table:table-cell office:value-type="string" calcext:value-type="string">
            <text:p>h_avg_unsorted</text:p>
          </table:table-cell>
          <table:table-cell office:value-type="string" calcext:value-type="string">
            <text:p>h_maks_sorted</text:p>
          </table:table-cell>
          <table:table-cell office:value-type="string" calcext:value-type="string">
            <text:p><text:s/>h_maks_unsorted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69.0547575" calcext:value-type="float">
            <text:p>6969,0547575</text:p>
          </table:table-cell>
          <table:table-cell office:value-type="float" office:value="24.373555" calcext:value-type="float">
            <text:p>24,373555</text:p>
          </table:table-cell>
          <table:table-cell office:value-type="float" office:value="19999" calcext:value-type="float">
            <text:p>19999</text:p>
          </table:table-cell>
          <table:table-cell office:value-type="float" office:value="62.6" calcext:value-type="float">
            <text:p>62,6</text:p>
          </table:table-cell>
          <table:table-cell office:value-type="float" office:value="1970.2509175" calcext:value-type="float">
            <text:p>1970,2509175</text:p>
          </table:table-cell>
          <table:table-cell office:value-type="float" office:value="10.134535" calcext:value-type="float">
            <text:p>10,134535</text:p>
          </table:table-cell>
          <table:table-cell office:value-type="float" office:value="9912.4" calcext:value-type="float">
            <text:p>9912,4</text:p>
          </table:table-cell>
          <table:table-cell office:value-type="float" office:value="55.6" calcext:value-type="float">
            <text:p>55,6</text:p>
          </table:table-cell>
          <table:table-cell office:value-type="float" office:value="6436.20849" calcext:value-type="float">
            <text:p>6436,20849</text:p>
          </table:table-cell>
          <table:table-cell office:value-type="float" office:value="28.73567" calcext:value-type="float">
            <text:p>28,73567</text:p>
          </table:table-cell>
          <table:table-cell office:value-type="float" office:value="10000" calcext:value-type="float">
            <text:p>10000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28.66739625" calcext:value-type="float">
            <text:p>13928,66739625</text:p>
          </table:table-cell>
          <table:table-cell office:value-type="float" office:value="25.970685" calcext:value-type="float">
            <text:p>25,970685</text:p>
          </table:table-cell>
          <table:table-cell office:value-type="float" office:value="39999" calcext:value-type="float">
            <text:p>39999</text:p>
          </table:table-cell>
          <table:table-cell office:value-type="float" office:value="66.2" calcext:value-type="float">
            <text:p>66,2</text:p>
          </table:table-cell>
          <table:table-cell office:value-type="float" office:value="3929.86423125" calcext:value-type="float">
            <text:p>3929,86423125</text:p>
          </table:table-cell>
          <table:table-cell office:value-type="float" office:value="10.65223" calcext:value-type="float">
            <text:p>10,65223</text:p>
          </table:table-cell>
          <table:table-cell office:value-type="float" office:value="19868.35" calcext:value-type="float">
            <text:p>19868,35</text:p>
          </table:table-cell>
          <table:table-cell office:value-type="float" office:value="60.1" calcext:value-type="float">
            <text:p>60,1</text:p>
          </table:table-cell>
          <table:table-cell office:value-type="float" office:value="12864.8138925" calcext:value-type="float">
            <text:p>12864,8138925</text:p>
          </table:table-cell>
          <table:table-cell office:value-type="float" office:value="30.92974" calcext:value-type="float">
            <text:p>30,92974</text:p>
          </table:table-cell>
          <table:table-cell office:value-type="float" office:value="20000" calcext:value-type="float">
            <text:p>20000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08.23917675" calcext:value-type="float">
            <text:p>20908,23917675</text:p>
          </table:table-cell>
          <table:table-cell office:value-type="float" office:value="28.5719285" calcext:value-type="float">
            <text:p>28,5719285</text:p>
          </table:table-cell>
          <table:table-cell office:value-type="float" office:value="59999" calcext:value-type="float">
            <text:p>59999</text:p>
          </table:table-cell>
          <table:table-cell office:value-type="float" office:value="71.6" calcext:value-type="float">
            <text:p>71,6</text:p>
          </table:table-cell>
          <table:table-cell office:value-type="float" office:value="5909.43618675" calcext:value-type="float">
            <text:p>5909,43618675</text:p>
          </table:table-cell>
          <table:table-cell office:value-type="float" office:value="11.513745" calcext:value-type="float">
            <text:p>11,513745</text:p>
          </table:table-cell>
          <table:table-cell office:value-type="float" office:value="29882.35" calcext:value-type="float">
            <text:p>29882,35</text:p>
          </table:table-cell>
          <table:table-cell office:value-type="float" office:value="61.9" calcext:value-type="float">
            <text:p>61,9</text:p>
          </table:table-cell>
          <table:table-cell office:value-type="float" office:value="19299.36611505" calcext:value-type="float">
            <text:p>19299,36611505</text:p>
          </table:table-cell>
          <table:table-cell office:value-type="float" office:value="33.46454" calcext:value-type="float">
            <text:p>33,46454</text:p>
          </table:table-cell>
          <table:table-cell office:value-type="float" office:value="30000" calcext:value-type="float">
            <text:p>30000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56.52011235" calcext:value-type="float">
            <text:p>27856,52011235</text:p>
          </table:table-cell>
          <table:table-cell office:value-type="float" office:value="28.6813288" calcext:value-type="float">
            <text:p>28,6813288</text:p>
          </table:table-cell>
          <table:table-cell office:value-type="float" office:value="79999" calcext:value-type="float">
            <text:p>79999</text:p>
          </table:table-cell>
          <table:table-cell office:value-type="float" office:value="72.6" calcext:value-type="float">
            <text:p>72,6</text:p>
          </table:table-cell>
          <table:table-cell office:value-type="float" office:value="7857.71695815" calcext:value-type="float">
            <text:p>7857,71695815</text:p>
          </table:table-cell>
          <table:table-cell office:value-type="float" office:value="11.5599626" calcext:value-type="float">
            <text:p>11,5599626</text:p>
          </table:table-cell>
          <table:table-cell office:value-type="float" office:value="39834.35" calcext:value-type="float">
            <text:p>39834,35</text:p>
          </table:table-cell>
          <table:table-cell office:value-type="float" office:value="71.3" calcext:value-type="float">
            <text:p>71,3</text:p>
          </table:table-cell>
          <table:table-cell office:value-type="float" office:value="25737.740335" calcext:value-type="float">
            <text:p>25737,740335</text:p>
          </table:table-cell>
          <table:table-cell office:value-type="float" office:value="33.9312787" calcext:value-type="float">
            <text:p>33,9312787</text:p>
          </table:table-cell>
          <table:table-cell office:value-type="float" office:value="40000" calcext:value-type="float">
            <text:p>40000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26.48153" calcext:value-type="float">
            <text:p>34826,48153</text:p>
          </table:table-cell>
          <table:table-cell office:value-type="float" office:value="29.494946" calcext:value-type="float">
            <text:p>29,494946</text:p>
          </table:table-cell>
          <table:table-cell office:value-type="float" office:value="99999" calcext:value-type="float">
            <text:p>99999</text:p>
          </table:table-cell>
          <table:table-cell office:value-type="float" office:value="75" calcext:value-type="float">
            <text:p>75</text:p>
          </table:table-cell>
          <table:table-cell office:value-type="float" office:value="9827.6783395" calcext:value-type="float">
            <text:p>9827,6783395</text:p>
          </table:table-cell>
          <table:table-cell office:value-type="float" office:value="11.83063" calcext:value-type="float">
            <text:p>11,83063</text:p>
          </table:table-cell>
          <table:table-cell office:value-type="float" office:value="49797.25" calcext:value-type="float">
            <text:p>49797,25</text:p>
          </table:table-cell>
          <table:table-cell office:value-type="float" office:value="67.4" calcext:value-type="float">
            <text:p>67,4</text:p>
          </table:table-cell>
          <table:table-cell office:value-type="float" office:value="32167.4730085" calcext:value-type="float">
            <text:p>32167,4730085</text:p>
          </table:table-cell>
          <table:table-cell office:value-type="float" office:value="34.652257" calcext:value-type="float">
            <text:p>34,652257</text:p>
          </table:table-cell>
          <table:table-cell office:value-type="float" office:value="50000" calcext:value-type="float">
            <text:p>5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16.92113425" calcext:value-type="float">
            <text:p>41816,92113425</text:p>
          </table:table-cell>
          <table:table-cell office:value-type="float" office:value="29.8972276" calcext:value-type="float">
            <text:p>29,8972276</text:p>
          </table:table-cell>
          <table:table-cell office:value-type="float" office:value="119999" calcext:value-type="float">
            <text:p>119999</text:p>
          </table:table-cell>
          <table:table-cell office:value-type="float" office:value="79.2" calcext:value-type="float">
            <text:p>79,2</text:p>
          </table:table-cell>
          <table:table-cell office:value-type="float" office:value="11818.11758835" calcext:value-type="float">
            <text:p>11818,11758835</text:p>
          </table:table-cell>
          <table:table-cell office:value-type="float" office:value="11.9576575" calcext:value-type="float">
            <text:p>11,9576575</text:p>
          </table:table-cell>
          <table:table-cell office:value-type="float" office:value="59778.2" calcext:value-type="float">
            <text:p>59778,2</text:p>
          </table:table-cell>
          <table:table-cell office:value-type="float" office:value="65.5" calcext:value-type="float">
            <text:p>65,5</text:p>
          </table:table-cell>
          <table:table-cell office:value-type="float" office:value="38622.22119745" calcext:value-type="float">
            <text:p>38622,22119745</text:p>
          </table:table-cell>
          <table:table-cell office:value-type="float" office:value="36.6975891" calcext:value-type="float">
            <text:p>36,6975891</text:p>
          </table:table-cell>
          <table:table-cell office:value-type="float" office:value="60000" calcext:value-type="float">
            <text:p>60000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57.3100169286" calcext:value-type="float">
            <text:p>48757,3100169286</text:p>
          </table:table-cell>
          <table:table-cell office:value-type="float" office:value="30.2001329" calcext:value-type="float">
            <text:p>30,2001329</text:p>
          </table:table-cell>
          <table:table-cell office:value-type="float" office:value="139999" calcext:value-type="float">
            <text:p>139999</text:p>
          </table:table-cell>
          <table:table-cell office:value-type="float" office:value="75.6" calcext:value-type="float">
            <text:p>75,6</text:p>
          </table:table-cell>
          <table:table-cell office:value-type="float" office:value="13758.5067805714" calcext:value-type="float">
            <text:p>13758,5067805714</text:p>
          </table:table-cell>
          <table:table-cell office:value-type="float" office:value="12.0589356" calcext:value-type="float">
            <text:p>12,0589356</text:p>
          </table:table-cell>
          <table:table-cell office:value-type="float" office:value="69772.6428571429" calcext:value-type="float">
            <text:p>69772,6428571429</text:p>
          </table:table-cell>
          <table:table-cell office:value-type="float" office:value="68.7" calcext:value-type="float">
            <text:p>68,7</text:p>
          </table:table-cell>
          <table:table-cell office:value-type="float" office:value="45049.3268177857" calcext:value-type="float">
            <text:p>45049,3268177857</text:p>
          </table:table-cell>
          <table:table-cell office:value-type="float" office:value="35.3803694" calcext:value-type="float">
            <text:p>35,3803694</text:p>
          </table:table-cell>
          <table:table-cell office:value-type="float" office:value="70000" calcext:value-type="float">
            <text:p>70000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750.2471332" calcext:value-type="float">
            <text:p>55750,2471332</text:p>
          </table:table-cell>
          <table:table-cell office:value-type="float" office:value="30.2144013" calcext:value-type="float">
            <text:p>30,2144013</text:p>
          </table:table-cell>
          <table:table-cell office:value-type="float" office:value="159999" calcext:value-type="float">
            <text:p>159999</text:p>
          </table:table-cell>
          <table:table-cell office:value-type="float" office:value="76.2" calcext:value-type="float">
            <text:p>76,2</text:p>
          </table:table-cell>
          <table:table-cell office:value-type="float" office:value="15751.4436174" calcext:value-type="float">
            <text:p>15751,4436174</text:p>
          </table:table-cell>
          <table:table-cell office:value-type="float" office:value="12.0618431" calcext:value-type="float">
            <text:p>12,0618431</text:p>
          </table:table-cell>
          <table:table-cell office:value-type="float" office:value="79783.8" calcext:value-type="float">
            <text:p>79783,8</text:p>
          </table:table-cell>
          <table:table-cell office:value-type="float" office:value="71.6" calcext:value-type="float">
            <text:p>71,6</text:p>
          </table:table-cell>
          <table:table-cell office:value-type="float" office:value="51487.5459238" calcext:value-type="float">
            <text:p>51487,5459238</text:p>
          </table:table-cell>
          <table:table-cell office:value-type="float" office:value="35.7631393" calcext:value-type="float">
            <text:p>35,7631393</text:p>
          </table:table-cell>
          <table:table-cell office:value-type="float" office:value="80000" calcext:value-type="float">
            <text:p>80000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690.7898017" calcext:value-type="float">
            <text:p>62690,7898017</text:p>
          </table:table-cell>
          <table:table-cell office:value-type="float" office:value="31.1525094" calcext:value-type="float">
            <text:p>31,1525094</text:p>
          </table:table-cell>
          <table:table-cell office:value-type="float" office:value="179999" calcext:value-type="float">
            <text:p>179999</text:p>
          </table:table-cell>
          <table:table-cell office:value-type="float" office:value="81.4" calcext:value-type="float">
            <text:p>81,4</text:p>
          </table:table-cell>
          <table:table-cell office:value-type="float" office:value="17691.9865199" calcext:value-type="float">
            <text:p>17691,9865199</text:p>
          </table:table-cell>
          <table:table-cell office:value-type="float" office:value="12.3783973" calcext:value-type="float">
            <text:p>12,3783973</text:p>
          </table:table-cell>
          <table:table-cell office:value-type="float" office:value="89720.8" calcext:value-type="float">
            <text:p>89720,8</text:p>
          </table:table-cell>
          <table:table-cell office:value-type="float" office:value="71.2" calcext:value-type="float">
            <text:p>71,2</text:p>
          </table:table-cell>
          <table:table-cell office:value-type="float" office:value="57907.0800805" calcext:value-type="float">
            <text:p>57907,0800805</text:p>
          </table:table-cell>
          <table:table-cell office:value-type="float" office:value="38.2859199" calcext:value-type="float">
            <text:p>38,2859199</text:p>
          </table:table-cell>
          <table:table-cell office:value-type="float" office:value="90000" calcext:value-type="float">
            <text:p>90000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665.4251665" calcext:value-type="float">
            <text:p>69665,4251665</text:p>
          </table:table-cell>
          <table:table-cell office:value-type="float" office:value="31.400905" calcext:value-type="float">
            <text:p>31,400905</text:p>
          </table:table-cell>
          <table:table-cell office:value-type="float" office:value="199999" calcext:value-type="float">
            <text:p>199999</text:p>
          </table:table-cell>
          <table:table-cell office:value-type="float" office:value="78.4" calcext:value-type="float">
            <text:p>78,4</text:p>
          </table:table-cell>
          <table:table-cell office:value-type="float" office:value="19666.621887" calcext:value-type="float">
            <text:p>19666,621887</text:p>
          </table:table-cell>
          <table:table-cell office:value-type="float" office:value="12.464427" calcext:value-type="float">
            <text:p>12,464427</text:p>
          </table:table-cell>
          <table:table-cell office:value-type="float" office:value="99779.4" calcext:value-type="float">
            <text:p>99779,4</text:p>
          </table:table-cell>
          <table:table-cell office:value-type="float" office:value="70" calcext:value-type="float">
            <text:p>70</text:p>
          </table:table-cell>
          <table:table-cell office:value-type="float" office:value="64339.965024" calcext:value-type="float">
            <text:p>64339,965024</text:p>
          </table:table-cell>
          <table:table-cell office:value-type="float" office:value="36.7951935" calcext:value-type="float">
            <text:p>36,79519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.7" calcext:value-type="float">
            <text:p>39,7</text:p>
          </table:table-cell>
        </table:table-row>
      </table:table>
      <table:table table:name="splay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_n</text:p>
          </table:table-cell>
          <table:table-cell office:value-type="string" calcext:value-type="string">
            <text:p>comp_avg_sorted</text:p>
          </table:table-cell>
          <table:table-cell office:value-type="string" calcext:value-type="string">
            <text:p>comp_avg_unsorted</text:p>
          </table:table-cell>
          <table:table-cell office:value-type="string" calcext:value-type="string">
            <text:p>comp_maks_sorted</text:p>
          </table:table-cell>
          <table:table-cell office:value-type="string" calcext:value-type="string">
            <text:p>comp_maks_unsorted</text:p>
          </table:table-cell>
          <table:table-cell office:value-type="string" calcext:value-type="string">
            <text:p>reads_avg_sorted</text:p>
          </table:table-cell>
          <table:table-cell office:value-type="string" calcext:value-type="string">
            <text:p>reads_avg_unsorted</text:p>
          </table:table-cell>
          <table:table-cell office:value-type="string" calcext:value-type="string">
            <text:p>reads_maks_sorted</text:p>
          </table:table-cell>
          <table:table-cell office:value-type="string" calcext:value-type="string">
            <text:p>reads_maks_unsorted</text:p>
          </table:table-cell>
          <table:table-cell office:value-type="string" calcext:value-type="string">
            <text:p>h_avg_sorted</text:p>
          </table:table-cell>
          <table:table-cell office:value-type="string" calcext:value-type="string">
            <text:p>h_avg_unsorted</text:p>
          </table:table-cell>
          <table:table-cell office:value-type="string" calcext:value-type="string">
            <text:p>h_maks_sorted</text:p>
          </table:table-cell>
          <table:table-cell office:value-type="string" calcext:value-type="string">
            <text:p>h_maks_unsorted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.9880625" calcext:value-type="float">
            <text:p>21,9880625</text:p>
          </table:table-cell>
          <table:table-cell office:value-type="float" office:value="35.20321" calcext:value-type="float">
            <text:p>35,20321</text:p>
          </table:table-cell>
          <table:table-cell office:value-type="float" office:value="9006.3" calcext:value-type="float">
            <text:p>9006,3</text:p>
          </table:table-cell>
          <table:table-cell office:value-type="float" office:value="91.65" calcext:value-type="float">
            <text:p>91,65</text:p>
          </table:table-cell>
          <table:table-cell office:value-type="float" office:value="56.1572975" calcext:value-type="float">
            <text:p>56,1572975</text:p>
          </table:table-cell>
          <table:table-cell office:value-type="float" office:value="92.10609" calcext:value-type="float">
            <text:p>92,10609</text:p>
          </table:table-cell>
          <table:table-cell office:value-type="float" office:value="27014" calcext:value-type="float">
            <text:p>27014</text:p>
          </table:table-cell>
          <table:table-cell office:value-type="float" office:value="232.85" calcext:value-type="float">
            <text:p>232,85</text:p>
          </table:table-cell>
          <table:table-cell office:value-type="float" office:value="2509.796955" calcext:value-type="float">
            <text:p>2509,796955</text:p>
          </table:table-cell>
          <table:table-cell office:value-type="float" office:value="33.43502" calcext:value-type="float">
            <text:p>33,43502</text:p>
          </table:table-cell>
          <table:table-cell office:value-type="float" office:value="9950" calcext:value-type="float">
            <text:p>9950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625725" calcext:value-type="float">
            <text:p>23,5625725</text:p>
          </table:table-cell>
          <table:table-cell office:value-type="float" office:value="38.34120125" calcext:value-type="float">
            <text:p>38,34120125</text:p>
          </table:table-cell>
          <table:table-cell office:value-type="float" office:value="19463.65" calcext:value-type="float">
            <text:p>19463,65</text:p>
          </table:table-cell>
          <table:table-cell office:value-type="float" office:value="101.35" calcext:value-type="float">
            <text:p>101,35</text:p>
          </table:table-cell>
          <table:table-cell office:value-type="float" office:value="60.4783175" calcext:value-type="float">
            <text:p>60,4783175</text:p>
          </table:table-cell>
          <table:table-cell office:value-type="float" office:value="100.76827375" calcext:value-type="float">
            <text:p>100,76827375</text:p>
          </table:table-cell>
          <table:table-cell office:value-type="float" office:value="58386.1" calcext:value-type="float">
            <text:p>58386,1</text:p>
          </table:table-cell>
          <table:table-cell office:value-type="float" office:value="259.75" calcext:value-type="float">
            <text:p>259,75</text:p>
          </table:table-cell>
          <table:table-cell office:value-type="float" office:value="5011.09853625" calcext:value-type="float">
            <text:p>5011,09853625</text:p>
          </table:table-cell>
          <table:table-cell office:value-type="float" office:value="37.1101275" calcext:value-type="float">
            <text:p>37,1101275</text:p>
          </table:table-cell>
          <table:table-cell office:value-type="float" office:value="19950" calcext:value-type="float">
            <text:p>19950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717801" calcext:value-type="float">
            <text:p>24,4717801</text:p>
          </table:table-cell>
          <table:table-cell office:value-type="float" office:value="40.1450092" calcext:value-type="float">
            <text:p>40,1450092</text:p>
          </table:table-cell>
          <table:table-cell office:value-type="float" office:value="27119.4" calcext:value-type="float">
            <text:p>27119,4</text:p>
          </table:table-cell>
          <table:table-cell office:value-type="float" office:value="107.5" calcext:value-type="float">
            <text:p>107,5</text:p>
          </table:table-cell>
          <table:table-cell office:value-type="float" office:value="62.9757817" calcext:value-type="float">
            <text:p>62,9757817</text:p>
          </table:table-cell>
          <table:table-cell office:value-type="float" office:value="105.7578834" calcext:value-type="float">
            <text:p>105,7578834</text:p>
          </table:table-cell>
          <table:table-cell office:value-type="float" office:value="81352.85" calcext:value-type="float">
            <text:p>81352,85</text:p>
          </table:table-cell>
          <table:table-cell office:value-type="float" office:value="276.45" calcext:value-type="float">
            <text:p>276,45</text:p>
          </table:table-cell>
          <table:table-cell office:value-type="float" office:value="7511.92321245" calcext:value-type="float">
            <text:p>7511,92321245</text:p>
          </table:table-cell>
          <table:table-cell office:value-type="float" office:value="39.2201141" calcext:value-type="float">
            <text:p>39,2201141</text:p>
          </table:table-cell>
          <table:table-cell office:value-type="float" office:value="29950" calcext:value-type="float">
            <text:p>29950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1389925" calcext:value-type="float">
            <text:p>25,11389925</text:p>
          </table:table-cell>
          <table:table-cell office:value-type="float" office:value="41.45733065" calcext:value-type="float">
            <text:p>41,45733065</text:p>
          </table:table-cell>
          <table:table-cell office:value-type="float" office:value="34706.5" calcext:value-type="float">
            <text:p>34706,5</text:p>
          </table:table-cell>
          <table:table-cell office:value-type="float" office:value="110.4" calcext:value-type="float">
            <text:p>110,4</text:p>
          </table:table-cell>
          <table:table-cell office:value-type="float" office:value="64.74204875" calcext:value-type="float">
            <text:p>64,74204875</text:p>
          </table:table-cell>
          <table:table-cell office:value-type="float" office:value="109.3839375" calcext:value-type="float">
            <text:p>109,3839375</text:p>
          </table:table-cell>
          <table:table-cell office:value-type="float" office:value="104114.4" calcext:value-type="float">
            <text:p>104114,4</text:p>
          </table:table-cell>
          <table:table-cell office:value-type="float" office:value="282.85" calcext:value-type="float">
            <text:p>282,85</text:p>
          </table:table-cell>
          <table:table-cell office:value-type="float" office:value="10012.46462245" calcext:value-type="float">
            <text:p>10012,46462245</text:p>
          </table:table-cell>
          <table:table-cell office:value-type="float" office:value="40.7475658" calcext:value-type="float">
            <text:p>40,7475658</text:p>
          </table:table-cell>
          <table:table-cell office:value-type="float" office:value="39950" calcext:value-type="float">
            <text:p>39950</text:p>
          </table:table-cell>
          <table:table-cell office:value-type="float" office:value="44.95" calcext:value-type="float">
            <text:p>44,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11384" calcext:value-type="float">
            <text:p>25,611384</text:p>
          </table:table-cell>
          <table:table-cell office:value-type="float" office:value="42.4491175" calcext:value-type="float">
            <text:p>42,4491175</text:p>
          </table:table-cell>
          <table:table-cell office:value-type="float" office:value="48189" calcext:value-type="float">
            <text:p>48189</text:p>
          </table:table-cell>
          <table:table-cell office:value-type="float" office:value="112" calcext:value-type="float">
            <text:p>112</text:p>
          </table:table-cell>
          <table:table-cell office:value-type="float" office:value="66.1043415" calcext:value-type="float">
            <text:p>66,1043415</text:p>
          </table:table-cell>
          <table:table-cell office:value-type="float" office:value="112.128726" calcext:value-type="float">
            <text:p>112,128726</text:p>
          </table:table-cell>
          <table:table-cell office:value-type="float" office:value="144561.9" calcext:value-type="float">
            <text:p>144561,9</text:p>
          </table:table-cell>
          <table:table-cell office:value-type="float" office:value="287.4" calcext:value-type="float">
            <text:p>287,4</text:p>
          </table:table-cell>
          <table:table-cell office:value-type="float" office:value="12513.0453065" calcext:value-type="float">
            <text:p>12513,0453065</text:p>
          </table:table-cell>
          <table:table-cell office:value-type="float" office:value="41.935934" calcext:value-type="float">
            <text:p>41,935934</text:p>
          </table:table-cell>
          <table:table-cell office:value-type="float" office:value="49950" calcext:value-type="float">
            <text:p>49950</text:p>
          </table:table-cell>
          <table:table-cell office:value-type="float" office:value="47.75" calcext:value-type="float">
            <text:p>47,7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1890995" calcext:value-type="float">
            <text:p>26,01890995</text:p>
          </table:table-cell>
          <table:table-cell office:value-type="float" office:value="43.27479195" calcext:value-type="float">
            <text:p>43,27479195</text:p>
          </table:table-cell>
          <table:table-cell office:value-type="float" office:value="53054.9" calcext:value-type="float">
            <text:p>53054,9</text:p>
          </table:table-cell>
          <table:table-cell office:value-type="float" office:value="114.8" calcext:value-type="float">
            <text:p>114,8</text:p>
          </table:table-cell>
          <table:table-cell office:value-type="float" office:value="67.2240321" calcext:value-type="float">
            <text:p>67,2240321</text:p>
          </table:table-cell>
          <table:table-cell office:value-type="float" office:value="114.4074542" calcext:value-type="float">
            <text:p>114,4074542</text:p>
          </table:table-cell>
          <table:table-cell office:value-type="float" office:value="159160" calcext:value-type="float">
            <text:p>159160</text:p>
          </table:table-cell>
          <table:table-cell office:value-type="float" office:value="298.6" calcext:value-type="float">
            <text:p>298,6</text:p>
          </table:table-cell>
          <table:table-cell office:value-type="float" office:value="15013.60313375" calcext:value-type="float">
            <text:p>15013,60313375</text:p>
          </table:table-cell>
          <table:table-cell office:value-type="float" office:value="42.83697535" calcext:value-type="float">
            <text:p>42,83697535</text:p>
          </table:table-cell>
          <table:table-cell office:value-type="float" office:value="59950" calcext:value-type="float">
            <text:p>59950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70434" calcext:value-type="float">
            <text:p>26,370434</text:p>
          </table:table-cell>
          <table:table-cell office:value-type="float" office:value="43.9691682" calcext:value-type="float">
            <text:p>43,9691682</text:p>
          </table:table-cell>
          <table:table-cell office:value-type="float" office:value="66539.6" calcext:value-type="float">
            <text:p>66539,6</text:p>
          </table:table-cell>
          <table:table-cell office:value-type="float" office:value="116.2" calcext:value-type="float">
            <text:p>116,2</text:p>
          </table:table-cell>
          <table:table-cell office:value-type="float" office:value="68.18853535" calcext:value-type="float">
            <text:p>68,18853535</text:p>
          </table:table-cell>
          <table:table-cell office:value-type="float" office:value="116.32553495" calcext:value-type="float">
            <text:p>116,32553495</text:p>
          </table:table-cell>
          <table:table-cell office:value-type="float" office:value="199614.2" calcext:value-type="float">
            <text:p>199614,2</text:p>
          </table:table-cell>
          <table:table-cell office:value-type="float" office:value="300.95" calcext:value-type="float">
            <text:p>300,95</text:p>
          </table:table-cell>
          <table:table-cell office:value-type="float" office:value="17513.85310215" calcext:value-type="float">
            <text:p>17513,85310215</text:p>
          </table:table-cell>
          <table:table-cell office:value-type="float" office:value="43.67039965" calcext:value-type="float">
            <text:p>43,67039965</text:p>
          </table:table-cell>
          <table:table-cell office:value-type="float" office:value="69950" calcext:value-type="float">
            <text:p>69950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6358945" calcext:value-type="float">
            <text:p>26,66358945</text:p>
          </table:table-cell>
          <table:table-cell office:value-type="float" office:value="44.5707559" calcext:value-type="float">
            <text:p>44,5707559</text:p>
          </table:table-cell>
          <table:table-cell office:value-type="float" office:value="74124.55" calcext:value-type="float">
            <text:p>74124,55</text:p>
          </table:table-cell>
          <table:table-cell office:value-type="float" office:value="119.7" calcext:value-type="float">
            <text:p>119,7</text:p>
          </table:table-cell>
          <table:table-cell office:value-type="float" office:value="68.9957219" calcext:value-type="float">
            <text:p>68,9957219</text:p>
          </table:table-cell>
          <table:table-cell office:value-type="float" office:value="117.98753245" calcext:value-type="float">
            <text:p>117,98753245</text:p>
          </table:table-cell>
          <table:table-cell office:value-type="float" office:value="222369.15" calcext:value-type="float">
            <text:p>222369,15</text:p>
          </table:table-cell>
          <table:table-cell office:value-type="float" office:value="310.3" calcext:value-type="float">
            <text:p>310,3</text:p>
          </table:table-cell>
          <table:table-cell office:value-type="float" office:value="20014.05559535" calcext:value-type="float">
            <text:p>20014,05559535</text:p>
          </table:table-cell>
          <table:table-cell office:value-type="float" office:value="44.44957285" calcext:value-type="float">
            <text:p>44,44957285</text:p>
          </table:table-cell>
          <table:table-cell office:value-type="float" office:value="79950" calcext:value-type="float">
            <text:p>79950</text:p>
          </table:table-cell>
          <table:table-cell office:value-type="float" office:value="49.15" calcext:value-type="float">
            <text:p>49,1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2015915" calcext:value-type="float">
            <text:p>26,92015915</text:p>
          </table:table-cell>
          <table:table-cell office:value-type="float" office:value="45.1067374" calcext:value-type="float">
            <text:p>45,1067374</text:p>
          </table:table-cell>
          <table:table-cell office:value-type="float" office:value="81951.75" calcext:value-type="float">
            <text:p>81951,75</text:p>
          </table:table-cell>
          <table:table-cell office:value-type="float" office:value="120" calcext:value-type="float">
            <text:p>120</text:p>
          </table:table-cell>
          <table:table-cell office:value-type="float" office:value="69.6971417" calcext:value-type="float">
            <text:p>69,6971417</text:p>
          </table:table-cell>
          <table:table-cell office:value-type="float" office:value="119.47301835" calcext:value-type="float">
            <text:p>119,47301835</text:p>
          </table:table-cell>
          <table:table-cell office:value-type="float" office:value="245850.8" calcext:value-type="float">
            <text:p>245850,8</text:p>
          </table:table-cell>
          <table:table-cell office:value-type="float" office:value="307.25" calcext:value-type="float">
            <text:p>307,25</text:p>
          </table:table-cell>
          <table:table-cell office:value-type="float" office:value="22514.3158979" calcext:value-type="float">
            <text:p>22514,3158979</text:p>
          </table:table-cell>
          <table:table-cell office:value-type="float" office:value="45.0221164" calcext:value-type="float">
            <text:p>45,0221164</text:p>
          </table:table-cell>
          <table:table-cell office:value-type="float" office:value="89950" calcext:value-type="float">
            <text:p>89950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63578" calcext:value-type="float">
            <text:p>27,163578</text:p>
          </table:table-cell>
          <table:table-cell office:value-type="float" office:value="45.578228" calcext:value-type="float">
            <text:p>45,578228</text:p>
          </table:table-cell>
          <table:table-cell office:value-type="float" office:value="86078.7" calcext:value-type="float">
            <text:p>86078,7</text:p>
          </table:table-cell>
          <table:table-cell office:value-type="float" office:value="121" calcext:value-type="float">
            <text:p>121</text:p>
          </table:table-cell>
          <table:table-cell office:value-type="float" office:value="70.36670375" calcext:value-type="float">
            <text:p>70,36670375</text:p>
          </table:table-cell>
          <table:table-cell office:value-type="float" office:value="120.7737665" calcext:value-type="float">
            <text:p>120,7737665</text:p>
          </table:table-cell>
          <table:table-cell office:value-type="float" office:value="258230.7" calcext:value-type="float">
            <text:p>258230,7</text:p>
          </table:table-cell>
          <table:table-cell office:value-type="float" office:value="313.5" calcext:value-type="float">
            <text:p>313,5</text:p>
          </table:table-cell>
          <table:table-cell office:value-type="float" office:value="25014.772054" calcext:value-type="float">
            <text:p>25014,772054</text:p>
          </table:table-cell>
          <table:table-cell office:value-type="float" office:value="45.59311475" calcext:value-type="float">
            <text:p>45,59311475</text:p>
          </table:table-cell>
          <table:table-cell office:value-type="float" office:value="99950" calcext:value-type="float">
            <text:p>99950</text:p>
          </table:table-cell>
          <table:table-cell office:value-type="float" office:value="52.25" calcext:value-type="float">
            <text:p>52,25</text:p>
          </table:table-cell>
        </table:table-row>
      </table:table>
      <table:table table:name="redblack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ze_n</text:p>
          </table:table-cell>
          <table:table-cell office:value-type="string" calcext:value-type="string">
            <text:p>comp_avg_sorted</text:p>
          </table:table-cell>
          <table:table-cell office:value-type="string" calcext:value-type="string">
            <text:p>comp_avg_unsorted</text:p>
          </table:table-cell>
          <table:table-cell office:value-type="string" calcext:value-type="string">
            <text:p>comp_maks_sorted</text:p>
          </table:table-cell>
          <table:table-cell office:value-type="string" calcext:value-type="string">
            <text:p>comp_maks_unsorted</text:p>
          </table:table-cell>
          <table:table-cell office:value-type="string" calcext:value-type="string">
            <text:p>reads_avg_sorted</text:p>
          </table:table-cell>
          <table:table-cell office:value-type="string" calcext:value-type="string">
            <text:p>reads_avg_unsorted</text:p>
          </table:table-cell>
          <table:table-cell office:value-type="string" calcext:value-type="string">
            <text:p>reads_maks_sorted</text:p>
          </table:table-cell>
          <table:table-cell office:value-type="string" calcext:value-type="string">
            <text:p>reads_maks_unsorted</text:p>
          </table:table-cell>
          <table:table-cell office:value-type="string" calcext:value-type="string">
            <text:p>h_avg_sorted</text:p>
          </table:table-cell>
          <table:table-cell office:value-type="string" calcext:value-type="string">
            <text:p>h_avg_unsorted</text:p>
          </table:table-cell>
          <table:table-cell office:value-type="string" calcext:value-type="string">
            <text:p>h_maks-sorted</text:p>
          </table:table-cell>
          <table:table-cell office:value-type="string" calcext:value-type="string">
            <text:p>h_maks_unsorted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.76983" calcext:value-type="float">
            <text:p>23,76983</text:p>
          </table:table-cell>
          <table:table-cell office:value-type="float" office:value="19.63268" calcext:value-type="float">
            <text:p>19,63268</text:p>
          </table:table-cell>
          <table:table-cell office:value-type="float" office:value="34.9" calcext:value-type="float">
            <text:p>34,9</text:p>
          </table:table-cell>
          <table:table-cell office:value-type="float" office:value="33.3" calcext:value-type="float">
            <text:p>33,3</text:p>
          </table:table-cell>
          <table:table-cell office:value-type="float" office:value="12.068215" calcext:value-type="float">
            <text:p>12,068215</text:p>
          </table:table-cell>
          <table:table-cell office:value-type="float" office:value="19.8905425" calcext:value-type="float">
            <text:p>19,8905425</text:p>
          </table:table-cell>
          <table:table-cell office:value-type="float" office:value="97" calcext:value-type="float">
            <text:p>97</text:p>
          </table:table-cell>
          <table:table-cell office:value-type="float" office:value="67.3" calcext:value-type="float">
            <text:p>67,3</text:p>
          </table:table-cell>
          <table:table-cell office:value-type="float" office:value="17.25796" calcext:value-type="float">
            <text:p>17,25796</text:p>
          </table:table-cell>
          <table:table-cell office:value-type="float" office:value="14.37712" calcext:value-type="float">
            <text:p>14,37712</text:p>
          </table:table-cell>
          <table:table-cell office:value-type="float" office:value="23" calcext:value-type="float">
            <text:p>23</text:p>
          </table:table-cell>
          <table:table-cell office:value-type="float" office:value="15.25" calcext:value-type="float">
            <text:p>15,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776035" calcext:value-type="float">
            <text:p>25,776035</text:p>
          </table:table-cell>
          <table:table-cell office:value-type="float" office:value="21.14762125" calcext:value-type="float">
            <text:p>21,14762125</text:p>
          </table:table-cell>
          <table:table-cell office:value-type="float" office:value="39.4" calcext:value-type="float">
            <text:p>39,4</text:p>
          </table:table-cell>
          <table:table-cell office:value-type="float" office:value="35.7" calcext:value-type="float">
            <text:p>35,7</text:p>
          </table:table-cell>
          <table:table-cell office:value-type="float" office:value="12.53779625" calcext:value-type="float">
            <text:p>12,53779625</text:p>
          </table:table-cell>
          <table:table-cell office:value-type="float" office:value="20.97426875" calcext:value-type="float">
            <text:p>20,97426875</text:p>
          </table:table-cell>
          <table:table-cell office:value-type="float" office:value="105" calcext:value-type="float">
            <text:p>105</text:p>
          </table:table-cell>
          <table:table-cell office:value-type="float" office:value="72.55" calcext:value-type="float">
            <text:p>72,55</text:p>
          </table:table-cell>
          <table:table-cell office:value-type="float" office:value="18.86" calcext:value-type="float">
            <text:p>18,86</text:p>
          </table:table-cell>
          <table:table-cell office:value-type="float" office:value="15.54046875" calcext:value-type="float">
            <text:p>15,54046875</text:p>
          </table:table-cell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6.8933367" calcext:value-type="float">
            <text:p>26,8933367</text:p>
          </table:table-cell>
          <table:table-cell office:value-type="float" office:value="22.0414909" calcext:value-type="float">
            <text:p>22,0414909</text:p>
          </table:table-cell>
          <table:table-cell office:value-type="float" office:value="38.4" calcext:value-type="float">
            <text:p>38,4</text:p>
          </table:table-cell>
          <table:table-cell office:value-type="float" office:value="37.1" calcext:value-type="float">
            <text:p>37,1</text:p>
          </table:table-cell>
          <table:table-cell office:value-type="float" office:value="12.80136905" calcext:value-type="float">
            <text:p>12,80136905</text:p>
          </table:table-cell>
          <table:table-cell office:value-type="float" office:value="21.5934692" calcext:value-type="float">
            <text:p>21,5934692</text:p>
          </table:table-cell>
          <table:table-cell office:value-type="float" office:value="111" calcext:value-type="float">
            <text:p>111</text:p>
          </table:table-cell>
          <table:table-cell office:value-type="float" office:value="74.5" calcext:value-type="float">
            <text:p>74,5</text:p>
          </table:table-cell>
          <table:table-cell office:value-type="float" office:value="19.49758075" calcext:value-type="float">
            <text:p>19,49758075</text:p>
          </table:table-cell>
          <table:table-cell office:value-type="float" office:value="16.3140358" calcext:value-type="float">
            <text:p>16,3140358</text:p>
          </table:table-cell>
          <table:table-cell office:value-type="float" office:value="26" calcext:value-type="float">
            <text:p>26</text:p>
          </table:table-cell>
          <table:table-cell office:value-type="float" office:value="17.15" calcext:value-type="float">
            <text:p>17,1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.76905875" calcext:value-type="float">
            <text:p>27,76905875</text:p>
          </table:table-cell>
          <table:table-cell office:value-type="float" office:value="22.6727061" calcext:value-type="float">
            <text:p>22,6727061</text:p>
          </table:table-cell>
          <table:table-cell office:value-type="float" office:value="40.2" calcext:value-type="float">
            <text:p>40,2</text:p>
          </table:table-cell>
          <table:table-cell office:value-type="float" office:value="38.6" calcext:value-type="float">
            <text:p>38,6</text:p>
          </table:table-cell>
          <table:table-cell office:value-type="float" office:value="13.01569" calcext:value-type="float">
            <text:p>13,01569</text:p>
          </table:table-cell>
          <table:table-cell office:value-type="float" office:value="22.06896625" calcext:value-type="float">
            <text:p>22,06896625</text:p>
          </table:table-cell>
          <table:table-cell office:value-type="float" office:value="113" calcext:value-type="float">
            <text:p>113</text:p>
          </table:table-cell>
          <table:table-cell office:value-type="float" office:value="78.75" calcext:value-type="float">
            <text:p>78,75</text:p>
          </table:table-cell>
          <table:table-cell office:value-type="float" office:value="20.2185918" calcext:value-type="float">
            <text:p>20,2185918</text:p>
          </table:table-cell>
          <table:table-cell office:value-type="float" office:value="16.85980005" calcext:value-type="float">
            <text:p>16,85980005</text:p>
          </table:table-cell>
          <table:table-cell office:value-type="float" office:value="27" calcext:value-type="float">
            <text:p>27</text:p>
          </table:table-cell>
          <table:table-cell office:value-type="float" office:value="17.85" calcext:value-type="float">
            <text:p>17,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.409698" calcext:value-type="float">
            <text:p>28,409698</text:p>
          </table:table-cell>
          <table:table-cell office:value-type="float" office:value="23.1617635" calcext:value-type="float">
            <text:p>23,1617635</text:p>
          </table:table-cell>
          <table:table-cell office:value-type="float" office:value="41.9" calcext:value-type="float">
            <text:p>41,9</text:p>
          </table:table-cell>
          <table:table-cell office:value-type="float" office:value="39" calcext:value-type="float">
            <text:p>39</text:p>
          </table:table-cell>
          <table:table-cell office:value-type="float" office:value="13.176672" calcext:value-type="float">
            <text:p>13,176672</text:p>
          </table:table-cell>
          <table:table-cell office:value-type="float" office:value="22.4180065" calcext:value-type="float">
            <text:p>22,4180065</text:p>
          </table:table-cell>
          <table:table-cell office:value-type="float" office:value="119" calcext:value-type="float">
            <text:p>119</text:p>
          </table:table-cell>
          <table:table-cell office:value-type="float" office:value="79.85" calcext:value-type="float">
            <text:p>79,85</text:p>
          </table:table-cell>
          <table:table-cell office:value-type="float" office:value="20.822121" calcext:value-type="float">
            <text:p>20,822121</text:p>
          </table:table-cell>
          <table:table-cell office:value-type="float" office:value="17.202006" calcext:value-type="float">
            <text:p>17,202006</text:p>
          </table:table-cell>
          <table:table-cell office:value-type="float" office:value="28" calcext:value-type="float">
            <text:p>28</text:p>
          </table:table-cell>
          <table:table-cell office:value-type="float" office:value="18.05" calcext:value-type="float">
            <text:p>18,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8.8913559" calcext:value-type="float">
            <text:p>28,8913559</text:p>
          </table:table-cell>
          <table:table-cell office:value-type="float" office:value="23.54881705" calcext:value-type="float">
            <text:p>23,54881705</text:p>
          </table:table-cell>
          <table:table-cell office:value-type="float" office:value="41.9" calcext:value-type="float">
            <text:p>41,9</text:p>
          </table:table-cell>
          <table:table-cell office:value-type="float" office:value="39.3" calcext:value-type="float">
            <text:p>39,3</text:p>
          </table:table-cell>
          <table:table-cell office:value-type="float" office:value="13.2789646" calcext:value-type="float">
            <text:p>13,2789646</text:p>
          </table:table-cell>
          <table:table-cell office:value-type="float" office:value="22.68121705" calcext:value-type="float">
            <text:p>22,68121705</text:p>
          </table:table-cell>
          <table:table-cell office:value-type="float" office:value="119" calcext:value-type="float">
            <text:p>119</text:p>
          </table:table-cell>
          <table:table-cell office:value-type="float" office:value="80.15" calcext:value-type="float">
            <text:p>80,15</text:p>
          </table:table-cell>
          <table:table-cell office:value-type="float" office:value="21.0490304" calcext:value-type="float">
            <text:p>21,0490304</text:p>
          </table:table-cell>
          <table:table-cell office:value-type="float" office:value="17.38626255" calcext:value-type="float">
            <text:p>17,38626255</text:p>
          </table:table-cell>
          <table:table-cell office:value-type="float" office:value="28" calcext:value-type="float">
            <text:p>28</text:p>
          </table:table-cell>
          <table:table-cell office:value-type="float" office:value="18.35" calcext:value-type="float">
            <text:p>18,3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9.35075075" calcext:value-type="float">
            <text:p>29,35075075</text:p>
          </table:table-cell>
          <table:table-cell office:value-type="float" office:value="23.90627715" calcext:value-type="float">
            <text:p>23,90627715</text:p>
          </table:table-cell>
          <table:table-cell office:value-type="float" office:value="41.9" calcext:value-type="float">
            <text:p>41,9</text:p>
          </table:table-cell>
          <table:table-cell office:value-type="float" office:value="40.5" calcext:value-type="float">
            <text:p>40,5</text:p>
          </table:table-cell>
          <table:table-cell office:value-type="float" office:value="13.38161965" calcext:value-type="float">
            <text:p>13,38161965</text:p>
          </table:table-cell>
          <table:table-cell office:value-type="float" office:value="22.92796635" calcext:value-type="float">
            <text:p>22,92796635</text:p>
          </table:table-cell>
          <table:table-cell office:value-type="float" office:value="121" calcext:value-type="float">
            <text:p>121</text:p>
          </table:table-cell>
          <table:table-cell office:value-type="float" office:value="81.2" calcext:value-type="float">
            <text:p>81,2</text:p>
          </table:table-cell>
          <table:table-cell office:value-type="float" office:value="21.51384925" calcext:value-type="float">
            <text:p>21,51384925</text:p>
          </table:table-cell>
          <table:table-cell office:value-type="float" office:value="17.7940135" calcext:value-type="float">
            <text:p>17,7940135</text:p>
          </table:table-cell>
          <table:table-cell office:value-type="float" office:value="29" calcext:value-type="float">
            <text:p>29</text:p>
          </table:table-cell>
          <table:table-cell office:value-type="float" office:value="18.85" calcext:value-type="float">
            <text:p>18,8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9.77084635" calcext:value-type="float">
            <text:p>29,77084635</text:p>
          </table:table-cell>
          <table:table-cell office:value-type="float" office:value="24.1978496" calcext:value-type="float">
            <text:p>24,1978496</text:p>
          </table:table-cell>
          <table:table-cell office:value-type="float" office:value="41.8" calcext:value-type="float">
            <text:p>41,8</text:p>
          </table:table-cell>
          <table:table-cell office:value-type="float" office:value="40.9" calcext:value-type="float">
            <text:p>40,9</text:p>
          </table:table-cell>
          <table:table-cell office:value-type="float" office:value="13.49059555" calcext:value-type="float">
            <text:p>13,49059555</text:p>
          </table:table-cell>
          <table:table-cell office:value-type="float" office:value="23.1446028" calcext:value-type="float">
            <text:p>23,1446028</text:p>
          </table:table-cell>
          <table:table-cell office:value-type="float" office:value="121" calcext:value-type="float">
            <text:p>121</text:p>
          </table:table-cell>
          <table:table-cell office:value-type="float" office:value="81.6" calcext:value-type="float">
            <text:p>81,6</text:p>
          </table:table-cell>
          <table:table-cell office:value-type="float" office:value="21.94447685" calcext:value-type="float">
            <text:p>21,94447685</text:p>
          </table:table-cell>
          <table:table-cell office:value-type="float" office:value="18.0489469" calcext:value-type="float">
            <text:p>18,048946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0.1208604" calcext:value-type="float">
            <text:p>30,1208604</text:p>
          </table:table-cell>
          <table:table-cell office:value-type="float" office:value="24.4560461" calcext:value-type="float">
            <text:p>24,4560461</text:p>
          </table:table-cell>
          <table:table-cell office:value-type="float" office:value="43.4" calcext:value-type="float">
            <text:p>43,4</text:p>
          </table:table-cell>
          <table:table-cell office:value-type="float" office:value="41" calcext:value-type="float">
            <text:p>41</text:p>
          </table:table-cell>
          <table:table-cell office:value-type="float" office:value="13.5827136" calcext:value-type="float">
            <text:p>13,5827136</text:p>
          </table:table-cell>
          <table:table-cell office:value-type="float" office:value="23.32793335" calcext:value-type="float">
            <text:p>23,32793335</text:p>
          </table:table-cell>
          <table:table-cell office:value-type="float" office:value="121" calcext:value-type="float">
            <text:p>121</text:p>
          </table:table-cell>
          <table:table-cell office:value-type="float" office:value="81.95" calcext:value-type="float">
            <text:p>81,95</text:p>
          </table:table-cell>
          <table:table-cell office:value-type="float" office:value="22.1116779" calcext:value-type="float">
            <text:p>22,1116779</text:p>
          </table:table-cell>
          <table:table-cell office:value-type="float" office:value="18.17677715" calcext:value-type="float">
            <text:p>18,17677715</text:p>
          </table:table-cell>
          <table:table-cell office:value-type="float" office:value="29" calcext:value-type="float">
            <text:p>29</text:p>
          </table:table-cell>
          <table:table-cell office:value-type="float" office:value="19.05" calcext:value-type="float">
            <text:p>19,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0.405348" calcext:value-type="float">
            <text:p>30,405348</text:p>
          </table:table-cell>
          <table:table-cell office:value-type="float" office:value="24.6841615" calcext:value-type="float">
            <text:p>24,6841615</text:p>
          </table:table-cell>
          <table:table-cell office:value-type="float" office:value="42.9" calcext:value-type="float">
            <text:p>42,9</text:p>
          </table:table-cell>
          <table:table-cell office:value-type="float" office:value="41.2" calcext:value-type="float">
            <text:p>41,2</text:p>
          </table:table-cell>
          <table:table-cell office:value-type="float" office:value="13.650915" calcext:value-type="float">
            <text:p>13,650915</text:p>
          </table:table-cell>
          <table:table-cell office:value-type="float" office:value="23.48479175" calcext:value-type="float">
            <text:p>23,48479175</text:p>
          </table:table-cell>
          <table:table-cell office:value-type="float" office:value="127" calcext:value-type="float">
            <text:p>127</text:p>
          </table:table-cell>
          <table:table-cell office:value-type="float" office:value="83.25" calcext:value-type="float">
            <text:p>83,25</text:p>
          </table:table-cell>
          <table:table-cell office:value-type="float" office:value="22.2990565" calcext:value-type="float">
            <text:p>22,2990565</text:p>
          </table:table-cell>
          <table:table-cell office:value-type="float" office:value="18.371922" calcext:value-type="float">
            <text:p>18,371922</text:p>
          </table:table-cell>
          <table:table-cell office:value-type="float" office:value="30" calcext:value-type="float">
            <text:p>30</text:p>
          </table:table-cell>
          <table:table-cell office:value-type="float" office:value="19.25" calcext:value-type="float">
            <text:p>19,25</text:p>
          </table:table-cell>
        </table:table-row>
      </table:table>
      <table:table table:name="Arkusz4" table:style-name="ta1">
        <table:shapes>
          <draw:frame draw:z-index="0" draw:style-name="gr1" draw:text-style-name="P1" svg:width="25.98cm" svg:height="14.613cm" svg:x="0.49cm" svg:y="6.458cm">
            <draw:object draw:notify-on-update-of-ranges="Arkusz4.A3:Arkusz4.A12 Arkusz4.B2:Arkusz4.B2 Arkusz4.B3:Arkusz4.B12 Arkusz4.O2:Arkusz4.O2 Arkusz4.O3:Arkusz4.O12 Arkusz4.AB2:Arkusz4.AB2 Arkusz4.AB3:Arkusz4.A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671cm" svg:height="14.439cm" svg:x="26.408cm" svg:y="6.573cm">
            <draw:object draw:notify-on-update-of-ranges="Arkusz4.A3:Arkusz4.A12 Arkusz4.C2:Arkusz4.C2 Arkusz4.C3:Arkusz4.C12 Arkusz4.P2:Arkusz4.P2 Arkusz4.P3:Arkusz4.P12 Arkusz4.AC2:Arkusz4.AC2 Arkusz4.AC3:Arkusz4.A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.711cm" svg:height="14.462cm" svg:x="0.644cm" svg:y="21.099cm">
            <draw:object draw:notify-on-update-of-ranges="Arkusz4.A3:Arkusz4.A12 Arkusz4.D2:Arkusz4.D2 Arkusz4.D3:Arkusz4.D12 Arkusz4.Q2:Arkusz4.Q2 Arkusz4.Q3:Arkusz4.Q12 Arkusz4.AD2:Arkusz4.AD2 Arkusz4.AD3:Arkusz4.A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5.905cm" svg:height="14.571cm" svg:x="26.252cm" svg:y="21.175cm">
            <draw:object draw:notify-on-update-of-ranges="Arkusz4.A3:Arkusz4.A12 Arkusz4.E2:Arkusz4.E2 Arkusz4.E3:Arkusz4.E12 Arkusz4.R2:Arkusz4.R2 Arkusz4.R3:Arkusz4.R12 Arkusz4.AE2:Arkusz4.AE2 Arkusz4.AE3:Arkusz4.AE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5.78cm" svg:height="14.501cm" svg:x="52.243cm" svg:y="6.497cm">
            <draw:object draw:notify-on-update-of-ranges="Arkusz4.A2:Arkusz4.A2 Arkusz4.A3:Arkusz4.A12 Arkusz4.F2:Arkusz4.F2 Arkusz4.F3:Arkusz4.F12 Arkusz4.S2:Arkusz4.S2 Arkusz4.S3:Arkusz4.S12 Arkusz4.AF2:Arkusz4.AF2 Arkusz4.AF3:Arkusz4.AF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5.781cm" svg:height="14.501cm" svg:x="77.753cm" svg:y="6.422cm">
            <draw:object draw:notify-on-update-of-ranges="Arkusz4.A2:Arkusz4.A2 Arkusz4.A3:Arkusz4.A12 Arkusz4.G2:Arkusz4.G2 Arkusz4.G3:Arkusz4.G12 Arkusz4.T2:Arkusz4.T2 Arkusz4.T3:Arkusz4.T12 Arkusz4.AG2:Arkusz4.AG2 Arkusz4.AG3:Arkusz4.AG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5.779cm" svg:height="14.5cm" svg:x="52.178cm" svg:y="21.211cm">
            <draw:object draw:notify-on-update-of-ranges="Arkusz4.A2:Arkusz4.A2 Arkusz4.A3:Arkusz4.A12 Arkusz4.H2:Arkusz4.H2 Arkusz4.H3:Arkusz4.H12 Arkusz4.U2:Arkusz4.U2 Arkusz4.U3:Arkusz4.U12 Arkusz4.AH2:Arkusz4.AH2 Arkusz4.AH3:Arkusz4.AH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5.646cm" svg:height="14.425cm" svg:x="78.187cm" svg:y="21.323cm">
            <draw:object draw:notify-on-update-of-ranges="Arkusz4.A2:Arkusz4.A2 Arkusz4.A3:Arkusz4.A12 Arkusz4.I2:Arkusz4.I2 Arkusz4.I3:Arkusz4.I12 Arkusz4.V2:Arkusz4.V2 Arkusz4.V3:Arkusz4.V12 Arkusz4.AI2:Arkusz4.AI2 Arkusz4.AI3:Arkusz4.AI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5.569cm" svg:height="14.382cm" svg:x="104.18cm" svg:y="6.454cm">
            <draw:object draw:notify-on-update-of-ranges="Arkusz4.A2:Arkusz4.A2 Arkusz4.A3:Arkusz4.A12 Arkusz4.J2:Arkusz4.J2 Arkusz4.J3:Arkusz4.J12 Arkusz4.W2:Arkusz4.W2 Arkusz4.W3:Arkusz4.W12 Arkusz4.AJ2:Arkusz4.AJ2 Arkusz4.AJ3:Arkusz4.AJ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5.452cm" svg:height="14.316cm" svg:x="130.304cm" svg:y="6.423cm">
            <draw:object draw:notify-on-update-of-ranges="Arkusz4.A2:Arkusz4.A2 Arkusz4.A3:Arkusz4.A12 Arkusz4.K2:Arkusz4.K2 Arkusz4.K3:Arkusz4.K12 Arkusz4.X2:Arkusz4.X2 Arkusz4.X3:Arkusz4.X12 Arkusz4.AK2:Arkusz4.AK2 Arkusz4.AK3:Arkusz4.AK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25.569cm" svg:height="14.382cm" svg:x="104.212cm" svg:y="21.485cm">
            <draw:object draw:notify-on-update-of-ranges="Arkusz4.A2:Arkusz4.A2 Arkusz4.A3:Arkusz4.A12 Arkusz4.L2:Arkusz4.L2 Arkusz4.L3:Arkusz4.L12 Arkusz4.Y2:Arkusz4.Y2 Arkusz4.Y3:Arkusz4.Y12 Arkusz4.AL2:Arkusz4.AL2 Arkusz4.AL3:Arkusz4.AL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25.571cm" svg:height="14.383cm" svg:x="130.205cm" svg:y="21.451cm">
            <draw:object draw:notify-on-update-of-ranges="Arkusz4.A2:Arkusz4.A2 Arkusz4.A3:Arkusz4.A12 Arkusz4.M2:Arkusz4.M2 Arkusz4.M3:Arkusz4.M12 Arkusz4.Z2:Arkusz4.Z2 Arkusz4.Z3:Arkusz4.Z12 Arkusz4.AM2:Arkusz4.AM2 Arkusz4.AM3:Arkusz4.AM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6" table:default-cell-style-name="Default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ize_n</text:p>
          </table:table-cell>
          <table:table-cell office:value-type="string" calcext:value-type="string">
            <text:p>comp_avg_sorted</text:p>
          </table:table-cell>
          <table:table-cell office:value-type="string" calcext:value-type="string">
            <text:p>comp_avg_unsorted</text:p>
          </table:table-cell>
          <table:table-cell office:value-type="string" calcext:value-type="string">
            <text:p>comp_maks_sorted</text:p>
          </table:table-cell>
          <table:table-cell office:value-type="string" calcext:value-type="string">
            <text:p>comp_maks_unsorted</text:p>
          </table:table-cell>
          <table:table-cell office:value-type="string" calcext:value-type="string">
            <text:p>reads_avg_sorted</text:p>
          </table:table-cell>
          <table:table-cell office:value-type="string" calcext:value-type="string">
            <text:p>reads_avg_unsorted</text:p>
          </table:table-cell>
          <table:table-cell office:value-type="string" calcext:value-type="string">
            <text:p>reads_maks_sorted</text:p>
          </table:table-cell>
          <table:table-cell office:value-type="string" calcext:value-type="string">
            <text:p>reads_maks_unsorted</text:p>
          </table:table-cell>
          <table:table-cell office:value-type="string" calcext:value-type="string">
            <text:p>h_avg_sorted</text:p>
          </table:table-cell>
          <table:table-cell office:value-type="string" calcext:value-type="string">
            <text:p>h_avg_unsorted</text:p>
          </table:table-cell>
          <table:table-cell office:value-type="string" calcext:value-type="string">
            <text:p>h_maks_sorted</text:p>
          </table:table-cell>
          <table:table-cell office:value-type="string" calcext:value-type="string">
            <text:p><text:s/>h_maks_unsorted</text:p>
          </table:table-cell>
          <table:table-cell/>
          <table:table-cell office:value-type="string" calcext:value-type="string">
            <text:p>comp_avg_sorted</text:p>
          </table:table-cell>
          <table:table-cell office:value-type="string" calcext:value-type="string">
            <text:p>comp_avg_unsorted</text:p>
          </table:table-cell>
          <table:table-cell office:value-type="string" calcext:value-type="string">
            <text:p>comp_maks_sorted</text:p>
          </table:table-cell>
          <table:table-cell office:value-type="string" calcext:value-type="string">
            <text:p>comp_maks_unsorted</text:p>
          </table:table-cell>
          <table:table-cell office:value-type="string" calcext:value-type="string">
            <text:p>reads_avg_sorted</text:p>
          </table:table-cell>
          <table:table-cell office:value-type="string" calcext:value-type="string">
            <text:p>reads_avg_unsorted</text:p>
          </table:table-cell>
          <table:table-cell office:value-type="string" calcext:value-type="string">
            <text:p>reads_maks_sorted</text:p>
          </table:table-cell>
          <table:table-cell office:value-type="string" calcext:value-type="string">
            <text:p>reads_maks_unsorted</text:p>
          </table:table-cell>
          <table:table-cell office:value-type="string" calcext:value-type="string">
            <text:p>h_avg_sorted</text:p>
          </table:table-cell>
          <table:table-cell office:value-type="string" calcext:value-type="string">
            <text:p>h_avg_unsorted</text:p>
          </table:table-cell>
          <table:table-cell office:value-type="string" calcext:value-type="string">
            <text:p>h_maks_sorted</text:p>
          </table:table-cell>
          <table:table-cell office:value-type="string" calcext:value-type="string">
            <text:p><text:s/>h_maks_unsorted</text:p>
          </table:table-cell>
          <table:table-cell/>
          <table:table-cell office:value-type="string" calcext:value-type="string">
            <text:p>comp_avg_sorted</text:p>
          </table:table-cell>
          <table:table-cell office:value-type="string" calcext:value-type="string">
            <text:p>comp_avg_unsorted</text:p>
          </table:table-cell>
          <table:table-cell office:value-type="string" calcext:value-type="string">
            <text:p>comp_maks_sorted</text:p>
          </table:table-cell>
          <table:table-cell office:value-type="string" calcext:value-type="string">
            <text:p>comp_maks_unsorted</text:p>
          </table:table-cell>
          <table:table-cell office:value-type="string" calcext:value-type="string">
            <text:p>reads_avg_sorted</text:p>
          </table:table-cell>
          <table:table-cell office:value-type="string" calcext:value-type="string">
            <text:p>reads_avg_unsorted</text:p>
          </table:table-cell>
          <table:table-cell office:value-type="string" calcext:value-type="string">
            <text:p>reads_maks_sorted</text:p>
          </table:table-cell>
          <table:table-cell office:value-type="string" calcext:value-type="string">
            <text:p>reads_maks_unsorted</text:p>
          </table:table-cell>
          <table:table-cell office:value-type="string" calcext:value-type="string">
            <text:p>h_avg_sorted</text:p>
          </table:table-cell>
          <table:table-cell office:value-type="string" calcext:value-type="string">
            <text:p>h_avg_unsorted</text:p>
          </table:table-cell>
          <table:table-cell office:value-type="string" calcext:value-type="string">
            <text:p>h_maks_sorted</text:p>
          </table:table-cell>
          <table:table-cell office:value-type="string" calcext:value-type="string">
            <text:p><text:s/>h_maks_unsorted</text:p>
          </table:table-cell>
        </table:table-row>
        <table:table-row table:style-name="ro1">
          <table:table-cell office:value-type="string" calcext:value-type="string">
            <text:p>size_n</text:p>
          </table:table-cell>
          <table:table-cell table:number-columns-repeated="12" office:value-type="string" calcext:value-type="string">
            <text:p>splay</text:p>
          </table:table-cell>
          <table:table-cell/>
          <table:table-cell table:number-columns-repeated="12" office:value-type="string" calcext:value-type="string">
            <text:p>red_black</text:p>
          </table:table-cell>
          <table:table-cell/>
          <table:table-cell table:number-columns-repeated="12" office:value-type="string" calcext:value-type="string">
            <text:p>bst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.9880625" calcext:value-type="float">
            <text:p>21,9880625</text:p>
          </table:table-cell>
          <table:table-cell office:value-type="float" office:value="35.20321" calcext:value-type="float">
            <text:p>35,20321</text:p>
          </table:table-cell>
          <table:table-cell office:value-type="float" office:value="9006.3" calcext:value-type="float">
            <text:p>9006,3</text:p>
          </table:table-cell>
          <table:table-cell office:value-type="float" office:value="91.65" calcext:value-type="float">
            <text:p>91,65</text:p>
          </table:table-cell>
          <table:table-cell office:value-type="float" office:value="56.1572975" calcext:value-type="float">
            <text:p>56,1572975</text:p>
          </table:table-cell>
          <table:table-cell office:value-type="float" office:value="92.10609" calcext:value-type="float">
            <text:p>92,10609</text:p>
          </table:table-cell>
          <table:table-cell office:value-type="float" office:value="27014" calcext:value-type="float">
            <text:p>27014</text:p>
          </table:table-cell>
          <table:table-cell office:value-type="float" office:value="232.85" calcext:value-type="float">
            <text:p>232,85</text:p>
          </table:table-cell>
          <table:table-cell office:value-type="float" office:value="2509.796955" calcext:value-type="float">
            <text:p>2509,796955</text:p>
          </table:table-cell>
          <table:table-cell office:value-type="float" office:value="33.43502" calcext:value-type="float">
            <text:p>33,43502</text:p>
          </table:table-cell>
          <table:table-cell office:value-type="float" office:value="9950" calcext:value-type="float">
            <text:p>9950</text:p>
          </table:table-cell>
          <table:table-cell office:value-type="float" office:value="38.5" calcext:value-type="float">
            <text:p>38,5</text:p>
          </table:table-cell>
          <table:table-cell/>
          <table:table-cell office:value-type="float" office:value="23.76983" calcext:value-type="float">
            <text:p>23,76983</text:p>
          </table:table-cell>
          <table:table-cell office:value-type="float" office:value="19.63268" calcext:value-type="float">
            <text:p>19,63268</text:p>
          </table:table-cell>
          <table:table-cell office:value-type="float" office:value="34.9" calcext:value-type="float">
            <text:p>34,9</text:p>
          </table:table-cell>
          <table:table-cell office:value-type="float" office:value="33.3" calcext:value-type="float">
            <text:p>33,3</text:p>
          </table:table-cell>
          <table:table-cell office:value-type="float" office:value="12.068215" calcext:value-type="float">
            <text:p>12,068215</text:p>
          </table:table-cell>
          <table:table-cell office:value-type="float" office:value="19.8905425" calcext:value-type="float">
            <text:p>19,8905425</text:p>
          </table:table-cell>
          <table:table-cell office:value-type="float" office:value="97" calcext:value-type="float">
            <text:p>97</text:p>
          </table:table-cell>
          <table:table-cell office:value-type="float" office:value="67.3" calcext:value-type="float">
            <text:p>67,3</text:p>
          </table:table-cell>
          <table:table-cell office:value-type="float" office:value="17.25796" calcext:value-type="float">
            <text:p>17,25796</text:p>
          </table:table-cell>
          <table:table-cell office:value-type="float" office:value="14.37712" calcext:value-type="float">
            <text:p>14,37712</text:p>
          </table:table-cell>
          <table:table-cell office:value-type="float" office:value="23" calcext:value-type="float">
            <text:p>23</text:p>
          </table:table-cell>
          <table:table-cell office:value-type="float" office:value="15.25" calcext:value-type="float">
            <text:p>15,25</text:p>
          </table:table-cell>
          <table:table-cell/>
          <table:table-cell office:value-type="float" office:value="6969.0547575" calcext:value-type="float">
            <text:p>6969,0547575</text:p>
          </table:table-cell>
          <table:table-cell office:value-type="float" office:value="24.373555" calcext:value-type="float">
            <text:p>24,373555</text:p>
          </table:table-cell>
          <table:table-cell office:value-type="float" office:value="19999" calcext:value-type="float">
            <text:p>19999</text:p>
          </table:table-cell>
          <table:table-cell office:value-type="float" office:value="62.6" calcext:value-type="float">
            <text:p>62,6</text:p>
          </table:table-cell>
          <table:table-cell office:value-type="float" office:value="1970.2509175" calcext:value-type="float">
            <text:p>1970,2509175</text:p>
          </table:table-cell>
          <table:table-cell office:value-type="float" office:value="10.134535" calcext:value-type="float">
            <text:p>10,134535</text:p>
          </table:table-cell>
          <table:table-cell office:value-type="float" office:value="9912.4" calcext:value-type="float">
            <text:p>9912,4</text:p>
          </table:table-cell>
          <table:table-cell office:value-type="float" office:value="55.6" calcext:value-type="float">
            <text:p>55,6</text:p>
          </table:table-cell>
          <table:table-cell office:value-type="float" office:value="6436.20849" calcext:value-type="float">
            <text:p>6436,20849</text:p>
          </table:table-cell>
          <table:table-cell office:value-type="float" office:value="28.73567" calcext:value-type="float">
            <text:p>28,73567</text:p>
          </table:table-cell>
          <table:table-cell office:value-type="float" office:value="10000" calcext:value-type="float">
            <text:p>10000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625725" calcext:value-type="float">
            <text:p>23,5625725</text:p>
          </table:table-cell>
          <table:table-cell office:value-type="float" office:value="38.34120125" calcext:value-type="float">
            <text:p>38,34120125</text:p>
          </table:table-cell>
          <table:table-cell office:value-type="float" office:value="19463.65" calcext:value-type="float">
            <text:p>19463,65</text:p>
          </table:table-cell>
          <table:table-cell office:value-type="float" office:value="101.35" calcext:value-type="float">
            <text:p>101,35</text:p>
          </table:table-cell>
          <table:table-cell office:value-type="float" office:value="60.4783175" calcext:value-type="float">
            <text:p>60,4783175</text:p>
          </table:table-cell>
          <table:table-cell office:value-type="float" office:value="100.76827375" calcext:value-type="float">
            <text:p>100,76827375</text:p>
          </table:table-cell>
          <table:table-cell office:value-type="float" office:value="58386.1" calcext:value-type="float">
            <text:p>58386,1</text:p>
          </table:table-cell>
          <table:table-cell office:value-type="float" office:value="259.75" calcext:value-type="float">
            <text:p>259,75</text:p>
          </table:table-cell>
          <table:table-cell office:value-type="float" office:value="5011.09853625" calcext:value-type="float">
            <text:p>5011,09853625</text:p>
          </table:table-cell>
          <table:table-cell office:value-type="float" office:value="37.1101275" calcext:value-type="float">
            <text:p>37,1101275</text:p>
          </table:table-cell>
          <table:table-cell office:value-type="float" office:value="19950" calcext:value-type="float">
            <text:p>19950</text:p>
          </table:table-cell>
          <table:table-cell office:value-type="float" office:value="41.9" calcext:value-type="float">
            <text:p>41,9</text:p>
          </table:table-cell>
          <table:table-cell/>
          <table:table-cell office:value-type="float" office:value="25.776035" calcext:value-type="float">
            <text:p>25,776035</text:p>
          </table:table-cell>
          <table:table-cell office:value-type="float" office:value="21.14762125" calcext:value-type="float">
            <text:p>21,14762125</text:p>
          </table:table-cell>
          <table:table-cell office:value-type="float" office:value="39.4" calcext:value-type="float">
            <text:p>39,4</text:p>
          </table:table-cell>
          <table:table-cell office:value-type="float" office:value="35.7" calcext:value-type="float">
            <text:p>35,7</text:p>
          </table:table-cell>
          <table:table-cell office:value-type="float" office:value="12.53779625" calcext:value-type="float">
            <text:p>12,53779625</text:p>
          </table:table-cell>
          <table:table-cell office:value-type="float" office:value="20.97426875" calcext:value-type="float">
            <text:p>20,97426875</text:p>
          </table:table-cell>
          <table:table-cell office:value-type="float" office:value="105" calcext:value-type="float">
            <text:p>105</text:p>
          </table:table-cell>
          <table:table-cell office:value-type="float" office:value="72.55" calcext:value-type="float">
            <text:p>72,55</text:p>
          </table:table-cell>
          <table:table-cell office:value-type="float" office:value="18.86" calcext:value-type="float">
            <text:p>18,86</text:p>
          </table:table-cell>
          <table:table-cell office:value-type="float" office:value="15.54046875" calcext:value-type="float">
            <text:p>15,54046875</text:p>
          </table:table-cell>
          <table:table-cell office:value-type="float" office:value="25" calcext:value-type="float">
            <text:p>25</text:p>
          </table:table-cell>
          <table:table-cell office:value-type="float" office:value="16.5" calcext:value-type="float">
            <text:p>16,5</text:p>
          </table:table-cell>
          <table:table-cell/>
          <table:table-cell office:value-type="float" office:value="13928.66739625" calcext:value-type="float">
            <text:p>13928,66739625</text:p>
          </table:table-cell>
          <table:table-cell office:value-type="float" office:value="25.970685" calcext:value-type="float">
            <text:p>25,970685</text:p>
          </table:table-cell>
          <table:table-cell office:value-type="float" office:value="39999" calcext:value-type="float">
            <text:p>39999</text:p>
          </table:table-cell>
          <table:table-cell office:value-type="float" office:value="66.2" calcext:value-type="float">
            <text:p>66,2</text:p>
          </table:table-cell>
          <table:table-cell office:value-type="float" office:value="3929.86423125" calcext:value-type="float">
            <text:p>3929,86423125</text:p>
          </table:table-cell>
          <table:table-cell office:value-type="float" office:value="10.65223" calcext:value-type="float">
            <text:p>10,65223</text:p>
          </table:table-cell>
          <table:table-cell office:value-type="float" office:value="19868.35" calcext:value-type="float">
            <text:p>19868,35</text:p>
          </table:table-cell>
          <table:table-cell office:value-type="float" office:value="60.1" calcext:value-type="float">
            <text:p>60,1</text:p>
          </table:table-cell>
          <table:table-cell office:value-type="float" office:value="12864.8138925" calcext:value-type="float">
            <text:p>12864,8138925</text:p>
          </table:table-cell>
          <table:table-cell office:value-type="float" office:value="30.92974" calcext:value-type="float">
            <text:p>30,92974</text:p>
          </table:table-cell>
          <table:table-cell office:value-type="float" office:value="20000" calcext:value-type="float">
            <text:p>20000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717801" calcext:value-type="float">
            <text:p>24,4717801</text:p>
          </table:table-cell>
          <table:table-cell office:value-type="float" office:value="40.1450092" calcext:value-type="float">
            <text:p>40,1450092</text:p>
          </table:table-cell>
          <table:table-cell office:value-type="float" office:value="27119.4" calcext:value-type="float">
            <text:p>27119,4</text:p>
          </table:table-cell>
          <table:table-cell office:value-type="float" office:value="107.5" calcext:value-type="float">
            <text:p>107,5</text:p>
          </table:table-cell>
          <table:table-cell office:value-type="float" office:value="62.9757817" calcext:value-type="float">
            <text:p>62,9757817</text:p>
          </table:table-cell>
          <table:table-cell office:value-type="float" office:value="105.7578834" calcext:value-type="float">
            <text:p>105,7578834</text:p>
          </table:table-cell>
          <table:table-cell office:value-type="float" office:value="81352.85" calcext:value-type="float">
            <text:p>81352,85</text:p>
          </table:table-cell>
          <table:table-cell office:value-type="float" office:value="276.45" calcext:value-type="float">
            <text:p>276,45</text:p>
          </table:table-cell>
          <table:table-cell office:value-type="float" office:value="7511.92321245" calcext:value-type="float">
            <text:p>7511,92321245</text:p>
          </table:table-cell>
          <table:table-cell office:value-type="float" office:value="39.2201141" calcext:value-type="float">
            <text:p>39,2201141</text:p>
          </table:table-cell>
          <table:table-cell office:value-type="float" office:value="29950" calcext:value-type="float">
            <text:p>29950</text:p>
          </table:table-cell>
          <table:table-cell office:value-type="float" office:value="44.4" calcext:value-type="float">
            <text:p>44,4</text:p>
          </table:table-cell>
          <table:table-cell/>
          <table:table-cell office:value-type="float" office:value="26.8933367" calcext:value-type="float">
            <text:p>26,8933367</text:p>
          </table:table-cell>
          <table:table-cell office:value-type="float" office:value="22.0414909" calcext:value-type="float">
            <text:p>22,0414909</text:p>
          </table:table-cell>
          <table:table-cell office:value-type="float" office:value="38.4" calcext:value-type="float">
            <text:p>38,4</text:p>
          </table:table-cell>
          <table:table-cell office:value-type="float" office:value="37.1" calcext:value-type="float">
            <text:p>37,1</text:p>
          </table:table-cell>
          <table:table-cell office:value-type="float" office:value="12.80136905" calcext:value-type="float">
            <text:p>12,80136905</text:p>
          </table:table-cell>
          <table:table-cell office:value-type="float" office:value="21.5934692" calcext:value-type="float">
            <text:p>21,5934692</text:p>
          </table:table-cell>
          <table:table-cell office:value-type="float" office:value="111" calcext:value-type="float">
            <text:p>111</text:p>
          </table:table-cell>
          <table:table-cell office:value-type="float" office:value="74.5" calcext:value-type="float">
            <text:p>74,5</text:p>
          </table:table-cell>
          <table:table-cell office:value-type="float" office:value="19.49758075" calcext:value-type="float">
            <text:p>19,49758075</text:p>
          </table:table-cell>
          <table:table-cell office:value-type="float" office:value="16.3140358" calcext:value-type="float">
            <text:p>16,3140358</text:p>
          </table:table-cell>
          <table:table-cell office:value-type="float" office:value="26" calcext:value-type="float">
            <text:p>26</text:p>
          </table:table-cell>
          <table:table-cell office:value-type="float" office:value="17.15" calcext:value-type="float">
            <text:p>17,15</text:p>
          </table:table-cell>
          <table:table-cell/>
          <table:table-cell office:value-type="float" office:value="20908.23917675" calcext:value-type="float">
            <text:p>20908,23917675</text:p>
          </table:table-cell>
          <table:table-cell office:value-type="float" office:value="28.5719285" calcext:value-type="float">
            <text:p>28,5719285</text:p>
          </table:table-cell>
          <table:table-cell office:value-type="float" office:value="59999" calcext:value-type="float">
            <text:p>59999</text:p>
          </table:table-cell>
          <table:table-cell office:value-type="float" office:value="71.6" calcext:value-type="float">
            <text:p>71,6</text:p>
          </table:table-cell>
          <table:table-cell office:value-type="float" office:value="5909.43618675" calcext:value-type="float">
            <text:p>5909,43618675</text:p>
          </table:table-cell>
          <table:table-cell office:value-type="float" office:value="11.513745" calcext:value-type="float">
            <text:p>11,513745</text:p>
          </table:table-cell>
          <table:table-cell office:value-type="float" office:value="29882.35" calcext:value-type="float">
            <text:p>29882,35</text:p>
          </table:table-cell>
          <table:table-cell office:value-type="float" office:value="61.9" calcext:value-type="float">
            <text:p>61,9</text:p>
          </table:table-cell>
          <table:table-cell office:value-type="float" office:value="19299.36611505" calcext:value-type="float">
            <text:p>19299,36611505</text:p>
          </table:table-cell>
          <table:table-cell office:value-type="float" office:value="33.46454" calcext:value-type="float">
            <text:p>33,46454</text:p>
          </table:table-cell>
          <table:table-cell office:value-type="float" office:value="30000" calcext:value-type="float">
            <text:p>30000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1389925" calcext:value-type="float">
            <text:p>25,11389925</text:p>
          </table:table-cell>
          <table:table-cell office:value-type="float" office:value="41.45733065" calcext:value-type="float">
            <text:p>41,45733065</text:p>
          </table:table-cell>
          <table:table-cell office:value-type="float" office:value="34706.5" calcext:value-type="float">
            <text:p>34706,5</text:p>
          </table:table-cell>
          <table:table-cell office:value-type="float" office:value="110.4" calcext:value-type="float">
            <text:p>110,4</text:p>
          </table:table-cell>
          <table:table-cell office:value-type="float" office:value="64.74204875" calcext:value-type="float">
            <text:p>64,74204875</text:p>
          </table:table-cell>
          <table:table-cell office:value-type="float" office:value="109.3839375" calcext:value-type="float">
            <text:p>109,3839375</text:p>
          </table:table-cell>
          <table:table-cell office:value-type="float" office:value="104114.4" calcext:value-type="float">
            <text:p>104114,4</text:p>
          </table:table-cell>
          <table:table-cell office:value-type="float" office:value="282.85" calcext:value-type="float">
            <text:p>282,85</text:p>
          </table:table-cell>
          <table:table-cell office:value-type="float" office:value="10012.46462245" calcext:value-type="float">
            <text:p>10012,46462245</text:p>
          </table:table-cell>
          <table:table-cell office:value-type="float" office:value="40.7475658" calcext:value-type="float">
            <text:p>40,7475658</text:p>
          </table:table-cell>
          <table:table-cell office:value-type="float" office:value="39950" calcext:value-type="float">
            <text:p>39950</text:p>
          </table:table-cell>
          <table:table-cell office:value-type="float" office:value="44.95" calcext:value-type="float">
            <text:p>44,95</text:p>
          </table:table-cell>
          <table:table-cell/>
          <table:table-cell office:value-type="float" office:value="27.76905875" calcext:value-type="float">
            <text:p>27,76905875</text:p>
          </table:table-cell>
          <table:table-cell office:value-type="float" office:value="22.6727061" calcext:value-type="float">
            <text:p>22,6727061</text:p>
          </table:table-cell>
          <table:table-cell office:value-type="float" office:value="40.2" calcext:value-type="float">
            <text:p>40,2</text:p>
          </table:table-cell>
          <table:table-cell office:value-type="float" office:value="38.6" calcext:value-type="float">
            <text:p>38,6</text:p>
          </table:table-cell>
          <table:table-cell office:value-type="float" office:value="13.01569" calcext:value-type="float">
            <text:p>13,01569</text:p>
          </table:table-cell>
          <table:table-cell office:value-type="float" office:value="22.06896625" calcext:value-type="float">
            <text:p>22,06896625</text:p>
          </table:table-cell>
          <table:table-cell office:value-type="float" office:value="113" calcext:value-type="float">
            <text:p>113</text:p>
          </table:table-cell>
          <table:table-cell office:value-type="float" office:value="78.75" calcext:value-type="float">
            <text:p>78,75</text:p>
          </table:table-cell>
          <table:table-cell office:value-type="float" office:value="20.2185918" calcext:value-type="float">
            <text:p>20,2185918</text:p>
          </table:table-cell>
          <table:table-cell office:value-type="float" office:value="16.85980005" calcext:value-type="float">
            <text:p>16,85980005</text:p>
          </table:table-cell>
          <table:table-cell office:value-type="float" office:value="27" calcext:value-type="float">
            <text:p>27</text:p>
          </table:table-cell>
          <table:table-cell office:value-type="float" office:value="17.85" calcext:value-type="float">
            <text:p>17,85</text:p>
          </table:table-cell>
          <table:table-cell/>
          <table:table-cell office:value-type="float" office:value="27856.52011235" calcext:value-type="float">
            <text:p>27856,52011235</text:p>
          </table:table-cell>
          <table:table-cell office:value-type="float" office:value="28.6813288" calcext:value-type="float">
            <text:p>28,6813288</text:p>
          </table:table-cell>
          <table:table-cell office:value-type="float" office:value="79999" calcext:value-type="float">
            <text:p>79999</text:p>
          </table:table-cell>
          <table:table-cell office:value-type="float" office:value="72.6" calcext:value-type="float">
            <text:p>72,6</text:p>
          </table:table-cell>
          <table:table-cell office:value-type="float" office:value="7857.71695815" calcext:value-type="float">
            <text:p>7857,71695815</text:p>
          </table:table-cell>
          <table:table-cell office:value-type="float" office:value="11.5599626" calcext:value-type="float">
            <text:p>11,5599626</text:p>
          </table:table-cell>
          <table:table-cell office:value-type="float" office:value="39834.35" calcext:value-type="float">
            <text:p>39834,35</text:p>
          </table:table-cell>
          <table:table-cell office:value-type="float" office:value="71.3" calcext:value-type="float">
            <text:p>71,3</text:p>
          </table:table-cell>
          <table:table-cell office:value-type="float" office:value="25737.740335" calcext:value-type="float">
            <text:p>25737,740335</text:p>
          </table:table-cell>
          <table:table-cell office:value-type="float" office:value="33.9312787" calcext:value-type="float">
            <text:p>33,9312787</text:p>
          </table:table-cell>
          <table:table-cell office:value-type="float" office:value="40000" calcext:value-type="float">
            <text:p>40000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11384" calcext:value-type="float">
            <text:p>25,611384</text:p>
          </table:table-cell>
          <table:table-cell office:value-type="float" office:value="42.4491175" calcext:value-type="float">
            <text:p>42,4491175</text:p>
          </table:table-cell>
          <table:table-cell office:value-type="float" office:value="48189" calcext:value-type="float">
            <text:p>48189</text:p>
          </table:table-cell>
          <table:table-cell office:value-type="float" office:value="112" calcext:value-type="float">
            <text:p>112</text:p>
          </table:table-cell>
          <table:table-cell office:value-type="float" office:value="66.1043415" calcext:value-type="float">
            <text:p>66,1043415</text:p>
          </table:table-cell>
          <table:table-cell office:value-type="float" office:value="112.128726" calcext:value-type="float">
            <text:p>112,128726</text:p>
          </table:table-cell>
          <table:table-cell office:value-type="float" office:value="144561.9" calcext:value-type="float">
            <text:p>144561,9</text:p>
          </table:table-cell>
          <table:table-cell office:value-type="float" office:value="287.4" calcext:value-type="float">
            <text:p>287,4</text:p>
          </table:table-cell>
          <table:table-cell office:value-type="float" office:value="12513.0453065" calcext:value-type="float">
            <text:p>12513,0453065</text:p>
          </table:table-cell>
          <table:table-cell office:value-type="float" office:value="41.935934" calcext:value-type="float">
            <text:p>41,935934</text:p>
          </table:table-cell>
          <table:table-cell office:value-type="float" office:value="49950" calcext:value-type="float">
            <text:p>49950</text:p>
          </table:table-cell>
          <table:table-cell office:value-type="float" office:value="47.75" calcext:value-type="float">
            <text:p>47,75</text:p>
          </table:table-cell>
          <table:table-cell/>
          <table:table-cell office:value-type="float" office:value="28.409698" calcext:value-type="float">
            <text:p>28,409698</text:p>
          </table:table-cell>
          <table:table-cell office:value-type="float" office:value="23.1617635" calcext:value-type="float">
            <text:p>23,1617635</text:p>
          </table:table-cell>
          <table:table-cell office:value-type="float" office:value="41.9" calcext:value-type="float">
            <text:p>41,9</text:p>
          </table:table-cell>
          <table:table-cell office:value-type="float" office:value="39" calcext:value-type="float">
            <text:p>39</text:p>
          </table:table-cell>
          <table:table-cell office:value-type="float" office:value="13.176672" calcext:value-type="float">
            <text:p>13,176672</text:p>
          </table:table-cell>
          <table:table-cell office:value-type="float" office:value="22.4180065" calcext:value-type="float">
            <text:p>22,4180065</text:p>
          </table:table-cell>
          <table:table-cell office:value-type="float" office:value="119" calcext:value-type="float">
            <text:p>119</text:p>
          </table:table-cell>
          <table:table-cell office:value-type="float" office:value="79.85" calcext:value-type="float">
            <text:p>79,85</text:p>
          </table:table-cell>
          <table:table-cell office:value-type="float" office:value="20.822121" calcext:value-type="float">
            <text:p>20,822121</text:p>
          </table:table-cell>
          <table:table-cell office:value-type="float" office:value="17.202006" calcext:value-type="float">
            <text:p>17,202006</text:p>
          </table:table-cell>
          <table:table-cell office:value-type="float" office:value="28" calcext:value-type="float">
            <text:p>28</text:p>
          </table:table-cell>
          <table:table-cell office:value-type="float" office:value="18.05" calcext:value-type="float">
            <text:p>18,05</text:p>
          </table:table-cell>
          <table:table-cell/>
          <table:table-cell office:value-type="float" office:value="34826.48153" calcext:value-type="float">
            <text:p>34826,48153</text:p>
          </table:table-cell>
          <table:table-cell office:value-type="float" office:value="29.494946" calcext:value-type="float">
            <text:p>29,494946</text:p>
          </table:table-cell>
          <table:table-cell office:value-type="float" office:value="99999" calcext:value-type="float">
            <text:p>99999</text:p>
          </table:table-cell>
          <table:table-cell office:value-type="float" office:value="75" calcext:value-type="float">
            <text:p>75</text:p>
          </table:table-cell>
          <table:table-cell office:value-type="float" office:value="9827.6783395" calcext:value-type="float">
            <text:p>9827,6783395</text:p>
          </table:table-cell>
          <table:table-cell office:value-type="float" office:value="11.83063" calcext:value-type="float">
            <text:p>11,83063</text:p>
          </table:table-cell>
          <table:table-cell office:value-type="float" office:value="49797.25" calcext:value-type="float">
            <text:p>49797,25</text:p>
          </table:table-cell>
          <table:table-cell office:value-type="float" office:value="67.4" calcext:value-type="float">
            <text:p>67,4</text:p>
          </table:table-cell>
          <table:table-cell office:value-type="float" office:value="32167.4730085" calcext:value-type="float">
            <text:p>32167,4730085</text:p>
          </table:table-cell>
          <table:table-cell office:value-type="float" office:value="34.652257" calcext:value-type="float">
            <text:p>34,652257</text:p>
          </table:table-cell>
          <table:table-cell office:value-type="float" office:value="50000" calcext:value-type="float">
            <text:p>50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1890995" calcext:value-type="float">
            <text:p>26,01890995</text:p>
          </table:table-cell>
          <table:table-cell office:value-type="float" office:value="43.27479195" calcext:value-type="float">
            <text:p>43,27479195</text:p>
          </table:table-cell>
          <table:table-cell office:value-type="float" office:value="53054.9" calcext:value-type="float">
            <text:p>53054,9</text:p>
          </table:table-cell>
          <table:table-cell office:value-type="float" office:value="114.8" calcext:value-type="float">
            <text:p>114,8</text:p>
          </table:table-cell>
          <table:table-cell office:value-type="float" office:value="67.2240321" calcext:value-type="float">
            <text:p>67,2240321</text:p>
          </table:table-cell>
          <table:table-cell office:value-type="float" office:value="114.4074542" calcext:value-type="float">
            <text:p>114,4074542</text:p>
          </table:table-cell>
          <table:table-cell office:value-type="float" office:value="159160" calcext:value-type="float">
            <text:p>159160</text:p>
          </table:table-cell>
          <table:table-cell office:value-type="float" office:value="298.6" calcext:value-type="float">
            <text:p>298,6</text:p>
          </table:table-cell>
          <table:table-cell office:value-type="float" office:value="15013.60313375" calcext:value-type="float">
            <text:p>15013,60313375</text:p>
          </table:table-cell>
          <table:table-cell office:value-type="float" office:value="42.83697535" calcext:value-type="float">
            <text:p>42,83697535</text:p>
          </table:table-cell>
          <table:table-cell office:value-type="float" office:value="59950" calcext:value-type="float">
            <text:p>59950</text:p>
          </table:table-cell>
          <table:table-cell office:value-type="float" office:value="48.3" calcext:value-type="float">
            <text:p>48,3</text:p>
          </table:table-cell>
          <table:table-cell/>
          <table:table-cell office:value-type="float" office:value="28.8913559" calcext:value-type="float">
            <text:p>28,8913559</text:p>
          </table:table-cell>
          <table:table-cell office:value-type="float" office:value="23.54881705" calcext:value-type="float">
            <text:p>23,54881705</text:p>
          </table:table-cell>
          <table:table-cell office:value-type="float" office:value="41.9" calcext:value-type="float">
            <text:p>41,9</text:p>
          </table:table-cell>
          <table:table-cell office:value-type="float" office:value="39.3" calcext:value-type="float">
            <text:p>39,3</text:p>
          </table:table-cell>
          <table:table-cell office:value-type="float" office:value="13.2789646" calcext:value-type="float">
            <text:p>13,2789646</text:p>
          </table:table-cell>
          <table:table-cell office:value-type="float" office:value="22.68121705" calcext:value-type="float">
            <text:p>22,68121705</text:p>
          </table:table-cell>
          <table:table-cell office:value-type="float" office:value="119" calcext:value-type="float">
            <text:p>119</text:p>
          </table:table-cell>
          <table:table-cell office:value-type="float" office:value="80.15" calcext:value-type="float">
            <text:p>80,15</text:p>
          </table:table-cell>
          <table:table-cell office:value-type="float" office:value="21.0490304" calcext:value-type="float">
            <text:p>21,0490304</text:p>
          </table:table-cell>
          <table:table-cell office:value-type="float" office:value="17.38626255" calcext:value-type="float">
            <text:p>17,38626255</text:p>
          </table:table-cell>
          <table:table-cell office:value-type="float" office:value="28" calcext:value-type="float">
            <text:p>28</text:p>
          </table:table-cell>
          <table:table-cell office:value-type="float" office:value="18.35" calcext:value-type="float">
            <text:p>18,35</text:p>
          </table:table-cell>
          <table:table-cell/>
          <table:table-cell office:value-type="float" office:value="41816.92113425" calcext:value-type="float">
            <text:p>41816,92113425</text:p>
          </table:table-cell>
          <table:table-cell office:value-type="float" office:value="29.8972276" calcext:value-type="float">
            <text:p>29,8972276</text:p>
          </table:table-cell>
          <table:table-cell office:value-type="float" office:value="119999" calcext:value-type="float">
            <text:p>119999</text:p>
          </table:table-cell>
          <table:table-cell office:value-type="float" office:value="79.2" calcext:value-type="float">
            <text:p>79,2</text:p>
          </table:table-cell>
          <table:table-cell office:value-type="float" office:value="11818.11758835" calcext:value-type="float">
            <text:p>11818,11758835</text:p>
          </table:table-cell>
          <table:table-cell office:value-type="float" office:value="11.9576575" calcext:value-type="float">
            <text:p>11,9576575</text:p>
          </table:table-cell>
          <table:table-cell office:value-type="float" office:value="59778.2" calcext:value-type="float">
            <text:p>59778,2</text:p>
          </table:table-cell>
          <table:table-cell office:value-type="float" office:value="65.5" calcext:value-type="float">
            <text:p>65,5</text:p>
          </table:table-cell>
          <table:table-cell office:value-type="float" office:value="38622.22119745" calcext:value-type="float">
            <text:p>38622,22119745</text:p>
          </table:table-cell>
          <table:table-cell office:value-type="float" office:value="36.6975891" calcext:value-type="float">
            <text:p>36,6975891</text:p>
          </table:table-cell>
          <table:table-cell office:value-type="float" office:value="60000" calcext:value-type="float">
            <text:p>60000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70434" calcext:value-type="float">
            <text:p>26,370434</text:p>
          </table:table-cell>
          <table:table-cell office:value-type="float" office:value="43.9691682" calcext:value-type="float">
            <text:p>43,9691682</text:p>
          </table:table-cell>
          <table:table-cell office:value-type="float" office:value="66539.6" calcext:value-type="float">
            <text:p>66539,6</text:p>
          </table:table-cell>
          <table:table-cell office:value-type="float" office:value="116.2" calcext:value-type="float">
            <text:p>116,2</text:p>
          </table:table-cell>
          <table:table-cell office:value-type="float" office:value="68.18853535" calcext:value-type="float">
            <text:p>68,18853535</text:p>
          </table:table-cell>
          <table:table-cell office:value-type="float" office:value="116.32553495" calcext:value-type="float">
            <text:p>116,32553495</text:p>
          </table:table-cell>
          <table:table-cell office:value-type="float" office:value="199614.2" calcext:value-type="float">
            <text:p>199614,2</text:p>
          </table:table-cell>
          <table:table-cell office:value-type="float" office:value="300.95" calcext:value-type="float">
            <text:p>300,95</text:p>
          </table:table-cell>
          <table:table-cell office:value-type="float" office:value="17513.85310215" calcext:value-type="float">
            <text:p>17513,85310215</text:p>
          </table:table-cell>
          <table:table-cell office:value-type="float" office:value="43.67039965" calcext:value-type="float">
            <text:p>43,67039965</text:p>
          </table:table-cell>
          <table:table-cell office:value-type="float" office:value="69950" calcext:value-type="float">
            <text:p>69950</text:p>
          </table:table-cell>
          <table:table-cell office:value-type="float" office:value="47.6" calcext:value-type="float">
            <text:p>47,6</text:p>
          </table:table-cell>
          <table:table-cell/>
          <table:table-cell office:value-type="float" office:value="29.35075075" calcext:value-type="float">
            <text:p>29,35075075</text:p>
          </table:table-cell>
          <table:table-cell office:value-type="float" office:value="23.90627715" calcext:value-type="float">
            <text:p>23,90627715</text:p>
          </table:table-cell>
          <table:table-cell office:value-type="float" office:value="41.9" calcext:value-type="float">
            <text:p>41,9</text:p>
          </table:table-cell>
          <table:table-cell office:value-type="float" office:value="40.5" calcext:value-type="float">
            <text:p>40,5</text:p>
          </table:table-cell>
          <table:table-cell office:value-type="float" office:value="13.38161965" calcext:value-type="float">
            <text:p>13,38161965</text:p>
          </table:table-cell>
          <table:table-cell office:value-type="float" office:value="22.92796635" calcext:value-type="float">
            <text:p>22,92796635</text:p>
          </table:table-cell>
          <table:table-cell office:value-type="float" office:value="121" calcext:value-type="float">
            <text:p>121</text:p>
          </table:table-cell>
          <table:table-cell office:value-type="float" office:value="81.2" calcext:value-type="float">
            <text:p>81,2</text:p>
          </table:table-cell>
          <table:table-cell office:value-type="float" office:value="21.51384925" calcext:value-type="float">
            <text:p>21,51384925</text:p>
          </table:table-cell>
          <table:table-cell office:value-type="float" office:value="17.7940135" calcext:value-type="float">
            <text:p>17,7940135</text:p>
          </table:table-cell>
          <table:table-cell office:value-type="float" office:value="29" calcext:value-type="float">
            <text:p>29</text:p>
          </table:table-cell>
          <table:table-cell office:value-type="float" office:value="18.85" calcext:value-type="float">
            <text:p>18,85</text:p>
          </table:table-cell>
          <table:table-cell/>
          <table:table-cell office:value-type="float" office:value="48757.3100169286" calcext:value-type="float">
            <text:p>48757,3100169286</text:p>
          </table:table-cell>
          <table:table-cell office:value-type="float" office:value="30.2001329" calcext:value-type="float">
            <text:p>30,2001329</text:p>
          </table:table-cell>
          <table:table-cell office:value-type="float" office:value="139999" calcext:value-type="float">
            <text:p>139999</text:p>
          </table:table-cell>
          <table:table-cell office:value-type="float" office:value="75.6" calcext:value-type="float">
            <text:p>75,6</text:p>
          </table:table-cell>
          <table:table-cell office:value-type="float" office:value="13758.5067805714" calcext:value-type="float">
            <text:p>13758,5067805714</text:p>
          </table:table-cell>
          <table:table-cell office:value-type="float" office:value="12.0589356" calcext:value-type="float">
            <text:p>12,0589356</text:p>
          </table:table-cell>
          <table:table-cell office:value-type="float" office:value="69772.6428571429" calcext:value-type="float">
            <text:p>69772,6428571429</text:p>
          </table:table-cell>
          <table:table-cell office:value-type="float" office:value="68.7" calcext:value-type="float">
            <text:p>68,7</text:p>
          </table:table-cell>
          <table:table-cell office:value-type="float" office:value="45049.3268177857" calcext:value-type="float">
            <text:p>45049,3268177857</text:p>
          </table:table-cell>
          <table:table-cell office:value-type="float" office:value="35.3803694" calcext:value-type="float">
            <text:p>35,3803694</text:p>
          </table:table-cell>
          <table:table-cell office:value-type="float" office:value="70000" calcext:value-type="float">
            <text:p>70000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6358945" calcext:value-type="float">
            <text:p>26,66358945</text:p>
          </table:table-cell>
          <table:table-cell office:value-type="float" office:value="44.5707559" calcext:value-type="float">
            <text:p>44,5707559</text:p>
          </table:table-cell>
          <table:table-cell office:value-type="float" office:value="74124.55" calcext:value-type="float">
            <text:p>74124,55</text:p>
          </table:table-cell>
          <table:table-cell office:value-type="float" office:value="119.7" calcext:value-type="float">
            <text:p>119,7</text:p>
          </table:table-cell>
          <table:table-cell office:value-type="float" office:value="68.9957219" calcext:value-type="float">
            <text:p>68,9957219</text:p>
          </table:table-cell>
          <table:table-cell office:value-type="float" office:value="117.98753245" calcext:value-type="float">
            <text:p>117,98753245</text:p>
          </table:table-cell>
          <table:table-cell office:value-type="float" office:value="222369.15" calcext:value-type="float">
            <text:p>222369,15</text:p>
          </table:table-cell>
          <table:table-cell office:value-type="float" office:value="310.3" calcext:value-type="float">
            <text:p>310,3</text:p>
          </table:table-cell>
          <table:table-cell office:value-type="float" office:value="20014.05559535" calcext:value-type="float">
            <text:p>20014,05559535</text:p>
          </table:table-cell>
          <table:table-cell office:value-type="float" office:value="44.44957285" calcext:value-type="float">
            <text:p>44,44957285</text:p>
          </table:table-cell>
          <table:table-cell office:value-type="float" office:value="79950" calcext:value-type="float">
            <text:p>79950</text:p>
          </table:table-cell>
          <table:table-cell office:value-type="float" office:value="49.15" calcext:value-type="float">
            <text:p>49,15</text:p>
          </table:table-cell>
          <table:table-cell/>
          <table:table-cell office:value-type="float" office:value="29.77084635" calcext:value-type="float">
            <text:p>29,77084635</text:p>
          </table:table-cell>
          <table:table-cell office:value-type="float" office:value="24.1978496" calcext:value-type="float">
            <text:p>24,1978496</text:p>
          </table:table-cell>
          <table:table-cell office:value-type="float" office:value="41.8" calcext:value-type="float">
            <text:p>41,8</text:p>
          </table:table-cell>
          <table:table-cell office:value-type="float" office:value="40.9" calcext:value-type="float">
            <text:p>40,9</text:p>
          </table:table-cell>
          <table:table-cell office:value-type="float" office:value="13.49059555" calcext:value-type="float">
            <text:p>13,49059555</text:p>
          </table:table-cell>
          <table:table-cell office:value-type="float" office:value="23.1446028" calcext:value-type="float">
            <text:p>23,1446028</text:p>
          </table:table-cell>
          <table:table-cell office:value-type="float" office:value="121" calcext:value-type="float">
            <text:p>121</text:p>
          </table:table-cell>
          <table:table-cell office:value-type="float" office:value="81.6" calcext:value-type="float">
            <text:p>81,6</text:p>
          </table:table-cell>
          <table:table-cell office:value-type="float" office:value="21.94447685" calcext:value-type="float">
            <text:p>21,94447685</text:p>
          </table:table-cell>
          <table:table-cell office:value-type="float" office:value="18.0489469" calcext:value-type="float">
            <text:p>18,048946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5750.2471332" calcext:value-type="float">
            <text:p>55750,2471332</text:p>
          </table:table-cell>
          <table:table-cell office:value-type="float" office:value="30.2144013" calcext:value-type="float">
            <text:p>30,2144013</text:p>
          </table:table-cell>
          <table:table-cell office:value-type="float" office:value="159999" calcext:value-type="float">
            <text:p>159999</text:p>
          </table:table-cell>
          <table:table-cell office:value-type="float" office:value="76.2" calcext:value-type="float">
            <text:p>76,2</text:p>
          </table:table-cell>
          <table:table-cell office:value-type="float" office:value="15751.4436174" calcext:value-type="float">
            <text:p>15751,4436174</text:p>
          </table:table-cell>
          <table:table-cell office:value-type="float" office:value="12.0618431" calcext:value-type="float">
            <text:p>12,0618431</text:p>
          </table:table-cell>
          <table:table-cell office:value-type="float" office:value="79783.8" calcext:value-type="float">
            <text:p>79783,8</text:p>
          </table:table-cell>
          <table:table-cell office:value-type="float" office:value="71.6" calcext:value-type="float">
            <text:p>71,6</text:p>
          </table:table-cell>
          <table:table-cell office:value-type="float" office:value="51487.5459238" calcext:value-type="float">
            <text:p>51487,5459238</text:p>
          </table:table-cell>
          <table:table-cell office:value-type="float" office:value="35.7631393" calcext:value-type="float">
            <text:p>35,7631393</text:p>
          </table:table-cell>
          <table:table-cell office:value-type="float" office:value="80000" calcext:value-type="float">
            <text:p>80000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2015915" calcext:value-type="float">
            <text:p>26,92015915</text:p>
          </table:table-cell>
          <table:table-cell office:value-type="float" office:value="45.1067374" calcext:value-type="float">
            <text:p>45,1067374</text:p>
          </table:table-cell>
          <table:table-cell office:value-type="float" office:value="81951.75" calcext:value-type="float">
            <text:p>81951,75</text:p>
          </table:table-cell>
          <table:table-cell office:value-type="float" office:value="120" calcext:value-type="float">
            <text:p>120</text:p>
          </table:table-cell>
          <table:table-cell office:value-type="float" office:value="69.6971417" calcext:value-type="float">
            <text:p>69,6971417</text:p>
          </table:table-cell>
          <table:table-cell office:value-type="float" office:value="119.47301835" calcext:value-type="float">
            <text:p>119,47301835</text:p>
          </table:table-cell>
          <table:table-cell office:value-type="float" office:value="245850.8" calcext:value-type="float">
            <text:p>245850,8</text:p>
          </table:table-cell>
          <table:table-cell office:value-type="float" office:value="307.25" calcext:value-type="float">
            <text:p>307,25</text:p>
          </table:table-cell>
          <table:table-cell office:value-type="float" office:value="22514.3158979" calcext:value-type="float">
            <text:p>22514,3158979</text:p>
          </table:table-cell>
          <table:table-cell office:value-type="float" office:value="45.0221164" calcext:value-type="float">
            <text:p>45,0221164</text:p>
          </table:table-cell>
          <table:table-cell office:value-type="float" office:value="89950" calcext:value-type="float">
            <text:p>89950</text:p>
          </table:table-cell>
          <table:table-cell office:value-type="float" office:value="50.8" calcext:value-type="float">
            <text:p>50,8</text:p>
          </table:table-cell>
          <table:table-cell/>
          <table:table-cell office:value-type="float" office:value="30.1208604" calcext:value-type="float">
            <text:p>30,1208604</text:p>
          </table:table-cell>
          <table:table-cell office:value-type="float" office:value="24.4560461" calcext:value-type="float">
            <text:p>24,4560461</text:p>
          </table:table-cell>
          <table:table-cell office:value-type="float" office:value="43.4" calcext:value-type="float">
            <text:p>43,4</text:p>
          </table:table-cell>
          <table:table-cell office:value-type="float" office:value="41" calcext:value-type="float">
            <text:p>41</text:p>
          </table:table-cell>
          <table:table-cell office:value-type="float" office:value="13.5827136" calcext:value-type="float">
            <text:p>13,5827136</text:p>
          </table:table-cell>
          <table:table-cell office:value-type="float" office:value="23.32793335" calcext:value-type="float">
            <text:p>23,32793335</text:p>
          </table:table-cell>
          <table:table-cell office:value-type="float" office:value="121" calcext:value-type="float">
            <text:p>121</text:p>
          </table:table-cell>
          <table:table-cell office:value-type="float" office:value="81.95" calcext:value-type="float">
            <text:p>81,95</text:p>
          </table:table-cell>
          <table:table-cell office:value-type="float" office:value="22.1116779" calcext:value-type="float">
            <text:p>22,1116779</text:p>
          </table:table-cell>
          <table:table-cell office:value-type="float" office:value="18.17677715" calcext:value-type="float">
            <text:p>18,17677715</text:p>
          </table:table-cell>
          <table:table-cell office:value-type="float" office:value="29" calcext:value-type="float">
            <text:p>29</text:p>
          </table:table-cell>
          <table:table-cell office:value-type="float" office:value="19.05" calcext:value-type="float">
            <text:p>19,05</text:p>
          </table:table-cell>
          <table:table-cell/>
          <table:table-cell office:value-type="float" office:value="62690.7898017" calcext:value-type="float">
            <text:p>62690,7898017</text:p>
          </table:table-cell>
          <table:table-cell office:value-type="float" office:value="31.1525094" calcext:value-type="float">
            <text:p>31,1525094</text:p>
          </table:table-cell>
          <table:table-cell office:value-type="float" office:value="179999" calcext:value-type="float">
            <text:p>179999</text:p>
          </table:table-cell>
          <table:table-cell office:value-type="float" office:value="81.4" calcext:value-type="float">
            <text:p>81,4</text:p>
          </table:table-cell>
          <table:table-cell office:value-type="float" office:value="17691.9865199" calcext:value-type="float">
            <text:p>17691,9865199</text:p>
          </table:table-cell>
          <table:table-cell office:value-type="float" office:value="12.3783973" calcext:value-type="float">
            <text:p>12,3783973</text:p>
          </table:table-cell>
          <table:table-cell office:value-type="float" office:value="89720.8" calcext:value-type="float">
            <text:p>89720,8</text:p>
          </table:table-cell>
          <table:table-cell office:value-type="float" office:value="71.2" calcext:value-type="float">
            <text:p>71,2</text:p>
          </table:table-cell>
          <table:table-cell office:value-type="float" office:value="57907.0800805" calcext:value-type="float">
            <text:p>57907,0800805</text:p>
          </table:table-cell>
          <table:table-cell office:value-type="float" office:value="38.2859199" calcext:value-type="float">
            <text:p>38,2859199</text:p>
          </table:table-cell>
          <table:table-cell office:value-type="float" office:value="90000" calcext:value-type="float">
            <text:p>90000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63578" calcext:value-type="float">
            <text:p>27,163578</text:p>
          </table:table-cell>
          <table:table-cell office:value-type="float" office:value="45.578228" calcext:value-type="float">
            <text:p>45,578228</text:p>
          </table:table-cell>
          <table:table-cell office:value-type="float" office:value="86078.7" calcext:value-type="float">
            <text:p>86078,7</text:p>
          </table:table-cell>
          <table:table-cell office:value-type="float" office:value="121" calcext:value-type="float">
            <text:p>121</text:p>
          </table:table-cell>
          <table:table-cell office:value-type="float" office:value="70.36670375" calcext:value-type="float">
            <text:p>70,36670375</text:p>
          </table:table-cell>
          <table:table-cell office:value-type="float" office:value="120.7737665" calcext:value-type="float">
            <text:p>120,7737665</text:p>
          </table:table-cell>
          <table:table-cell office:value-type="float" office:value="258230.7" calcext:value-type="float">
            <text:p>258230,7</text:p>
          </table:table-cell>
          <table:table-cell office:value-type="float" office:value="313.5" calcext:value-type="float">
            <text:p>313,5</text:p>
          </table:table-cell>
          <table:table-cell office:value-type="float" office:value="25014.772054" calcext:value-type="float">
            <text:p>25014,772054</text:p>
          </table:table-cell>
          <table:table-cell office:value-type="float" office:value="45.59311475" calcext:value-type="float">
            <text:p>45,59311475</text:p>
          </table:table-cell>
          <table:table-cell office:value-type="float" office:value="99950" calcext:value-type="float">
            <text:p>99950</text:p>
          </table:table-cell>
          <table:table-cell office:value-type="float" office:value="52.25" calcext:value-type="float">
            <text:p>52,25</text:p>
          </table:table-cell>
          <table:table-cell/>
          <table:table-cell office:value-type="float" office:value="30.405348" calcext:value-type="float">
            <text:p>30,405348</text:p>
          </table:table-cell>
          <table:table-cell office:value-type="float" office:value="24.6841615" calcext:value-type="float">
            <text:p>24,6841615</text:p>
          </table:table-cell>
          <table:table-cell office:value-type="float" office:value="42.9" calcext:value-type="float">
            <text:p>42,9</text:p>
          </table:table-cell>
          <table:table-cell office:value-type="float" office:value="41.2" calcext:value-type="float">
            <text:p>41,2</text:p>
          </table:table-cell>
          <table:table-cell office:value-type="float" office:value="13.650915" calcext:value-type="float">
            <text:p>13,650915</text:p>
          </table:table-cell>
          <table:table-cell office:value-type="float" office:value="23.48479175" calcext:value-type="float">
            <text:p>23,48479175</text:p>
          </table:table-cell>
          <table:table-cell office:value-type="float" office:value="127" calcext:value-type="float">
            <text:p>127</text:p>
          </table:table-cell>
          <table:table-cell office:value-type="float" office:value="83.25" calcext:value-type="float">
            <text:p>83,25</text:p>
          </table:table-cell>
          <table:table-cell office:value-type="float" office:value="22.2990565" calcext:value-type="float">
            <text:p>22,2990565</text:p>
          </table:table-cell>
          <table:table-cell office:value-type="float" office:value="18.371922" calcext:value-type="float">
            <text:p>18,371922</text:p>
          </table:table-cell>
          <table:table-cell office:value-type="float" office:value="30" calcext:value-type="float">
            <text:p>30</text:p>
          </table:table-cell>
          <table:table-cell office:value-type="float" office:value="19.25" calcext:value-type="float">
            <text:p>19,25</text:p>
          </table:table-cell>
          <table:table-cell/>
          <table:table-cell office:value-type="float" office:value="69665.4251665" calcext:value-type="float">
            <text:p>69665,4251665</text:p>
          </table:table-cell>
          <table:table-cell office:value-type="float" office:value="31.400905" calcext:value-type="float">
            <text:p>31,400905</text:p>
          </table:table-cell>
          <table:table-cell office:value-type="float" office:value="199999" calcext:value-type="float">
            <text:p>199999</text:p>
          </table:table-cell>
          <table:table-cell office:value-type="float" office:value="78.4" calcext:value-type="float">
            <text:p>78,4</text:p>
          </table:table-cell>
          <table:table-cell office:value-type="float" office:value="19666.621887" calcext:value-type="float">
            <text:p>19666,621887</text:p>
          </table:table-cell>
          <table:table-cell office:value-type="float" office:value="12.464427" calcext:value-type="float">
            <text:p>12,464427</text:p>
          </table:table-cell>
          <table:table-cell office:value-type="float" office:value="99779.4" calcext:value-type="float">
            <text:p>99779,4</text:p>
          </table:table-cell>
          <table:table-cell office:value-type="float" office:value="70" calcext:value-type="float">
            <text:p>70</text:p>
          </table:table-cell>
          <table:table-cell office:value-type="float" office:value="64339.965024" calcext:value-type="float">
            <text:p>64339,965024</text:p>
          </table:table-cell>
          <table:table-cell office:value-type="float" office:value="36.7951935" calcext:value-type="float">
            <text:p>36,79519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.7" calcext:value-type="float">
            <text:p>39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.00.0000</text:date>, <text:time style:data-style-name="N2" text:time-value="12:49:35.64404906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1T14:22:33.695494070</dc:date>
    <meta:editing-duration>PT1H38M46S</meta:editing-duration>
    <meta:editing-cycles>10</meta:editing-cycles>
    <meta:generator>LibreOffice/6.4.7.2$Linux_X86_64 LibreOffice_project/40$Build-2</meta:generator>
    <meta:document-statistic meta:table-count="4" meta:cell-count="873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81cm" svg:height="14.614cm" xlink:href=".." xlink:type="simple" chart:class="chart:line" chart:style-name="ch1">
        <chart:title svg:x="10.724cm" svg:y="0.428cm" chart:style-name="ch2">
          <text:p>average comparisions</text:p>
        </chart:title>
        <chart:subtitle svg:x="11.107cm" svg:y="1.499cm" chart:style-name="ch3">
          <text:p>sorted keys on insert</text:p>
        </chart:subtitle>
        <chart:legend chart:legend-position="end" svg:x="23.155cm" svg:y="6.51cm" style:legend-expansion="high" chart:style-name="ch4"/>
        <chart:plot-area chart:style-name="ch5" table:cell-range-address="Arkusz4.A3:Arkusz4.B12 Arkusz4.A2:Arkusz4.B2 Arkusz4.O2:Arkusz4.O12 Arkusz4.AB2:Arkusz4.AB12" chart:data-source-has-labels="both" svg:x="0.519cm" svg:y="2.474cm" svg:width="22.117cm" svg:height="10.867cm">
          <chartooo:coordinate-region svg:x="1.696cm" svg:y="2.673cm" svg:width="20.384cm" svg:height="10.021cm"/>
          <chart:axis chart:dimension="x" chart:name="primary-x" chart:style-name="ch6" chartooo:axis-type="auto">
            <chartooo:date-scale/>
            <chart:title svg:x="11.004cm" svg:y="13.633cm" chart:style-name="ch7">
              <text:p>size - n</text:p>
            </chart:title>
            <chart:categories table:cell-range-address="Arkusz4.A3:Arkusz4.A12"/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B3:Arkusz4.B12" chart:label-cell-address="Arkusz4.B2:Arkusz4.B2" chart:class="chart:line">
            <chart:data-point chart:repeated="10"/>
          </chart:series>
          <chart:series chart:style-name="ch10" chart:values-cell-range-address="Arkusz4.O3:Arkusz4.O12" chart:label-cell-address="Arkusz4.O2:Arkusz4.O2" chart:class="chart:line">
            <chart:data-point chart:repeated="10"/>
          </chart:series>
          <chart:series chart:style-name="ch11" chart:values-cell-range-address="Arkusz4.AB3:Arkusz4.AB12" chart:label-cell-address="Arkusz4.AB2:Arkusz4.AB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B2:Arkusz4.B2</svg:desc>
                </draw:g>
              </table:table-cell>
              <table:table-cell office:value-type="string">
                <text:p>red_black</text:p>
                <draw:g>
                  <svg:desc>Arkusz4.O2:Arkusz4.O2</svg:desc>
                </draw:g>
              </table:table-cell>
              <table:table-cell office:value-type="string">
                <text:p>bst</text:p>
                <draw:g>
                  <svg:desc>Arkusz4.AB2:Arkusz4.AB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21.9880625">
                <text:p>21.9880625</text:p>
                <draw:g>
                  <svg:desc>Arkusz4.B3:Arkusz4.B12</svg:desc>
                </draw:g>
              </table:table-cell>
              <table:table-cell office:value-type="float" office:value="23.76983">
                <text:p>23.76983</text:p>
                <draw:g>
                  <svg:desc>Arkusz4.O3:Arkusz4.O12</svg:desc>
                </draw:g>
              </table:table-cell>
              <table:table-cell office:value-type="float" office:value="6969.0547575">
                <text:p>6969.0547575</text:p>
                <draw:g>
                  <svg:desc>Arkusz4.AB3:Arkusz4.AB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3.5625725">
                <text:p>23.5625725</text:p>
              </table:table-cell>
              <table:table-cell office:value-type="float" office:value="25.776035">
                <text:p>25.776035</text:p>
              </table:table-cell>
              <table:table-cell office:value-type="float" office:value="13928.66739625">
                <text:p>13928.667396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4.4717801">
                <text:p>24.4717801</text:p>
              </table:table-cell>
              <table:table-cell office:value-type="float" office:value="26.8933367">
                <text:p>26.8933367</text:p>
              </table:table-cell>
              <table:table-cell office:value-type="float" office:value="20908.23917675">
                <text:p>20908.239176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5.11389925">
                <text:p>25.11389925</text:p>
              </table:table-cell>
              <table:table-cell office:value-type="float" office:value="27.76905875">
                <text:p>27.76905875</text:p>
              </table:table-cell>
              <table:table-cell office:value-type="float" office:value="27856.52011235">
                <text:p>27856.5201123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5.611384">
                <text:p>25.611384</text:p>
              </table:table-cell>
              <table:table-cell office:value-type="float" office:value="28.409698">
                <text:p>28.409698</text:p>
              </table:table-cell>
              <table:table-cell office:value-type="float" office:value="34826.48153">
                <text:p>34826.4815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6.01890995">
                <text:p>26.01890995</text:p>
              </table:table-cell>
              <table:table-cell office:value-type="float" office:value="28.8913559">
                <text:p>28.8913559</text:p>
              </table:table-cell>
              <table:table-cell office:value-type="float" office:value="41816.92113425">
                <text:p>41816.9211342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6.370434">
                <text:p>26.370434</text:p>
              </table:table-cell>
              <table:table-cell office:value-type="float" office:value="29.35075075">
                <text:p>29.35075075</text:p>
              </table:table-cell>
              <table:table-cell office:value-type="float" office:value="48757.3100169286">
                <text:p>48757.310016928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6.66358945">
                <text:p>26.66358945</text:p>
              </table:table-cell>
              <table:table-cell office:value-type="float" office:value="29.77084635">
                <text:p>29.77084635</text:p>
              </table:table-cell>
              <table:table-cell office:value-type="float" office:value="55750.2471332">
                <text:p>55750.247133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6.92015915">
                <text:p>26.92015915</text:p>
              </table:table-cell>
              <table:table-cell office:value-type="float" office:value="30.1208604">
                <text:p>30.1208604</text:p>
              </table:table-cell>
              <table:table-cell office:value-type="float" office:value="62690.7898017">
                <text:p>62690.78980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7.163578">
                <text:p>27.163578</text:p>
              </table:table-cell>
              <table:table-cell office:value-type="float" office:value="30.405348">
                <text:p>30.405348</text:p>
              </table:table-cell>
              <table:table-cell office:value-type="float" office:value="69665.4251665">
                <text:p>69665.4251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53cm" svg:height="14.317cm" xlink:href=".." xlink:type="simple" chart:class="chart:line" chart:style-name="ch1">
        <chart:title svg:x="11.188cm" svg:y="0.422cm" chart:style-name="ch2">
          <text:p>average height</text:p>
        </chart:title>
        <chart:subtitle svg:x="10.632cm" svg:y="1.487cm" chart:style-name="ch3">
          <text:p>unsorted keys on insert</text:p>
        </chart:subtitle>
        <chart:legend chart:legend-position="end" svg:x="22.627cm" svg:y="6.361cm" style:legend-expansion="high" chart:style-name="ch4"/>
        <chart:plot-area chart:style-name="ch5" table:cell-range-address="Arkusz4.A2:Arkusz4.A12 Arkusz4.K2:Arkusz4.K12 Arkusz4.X2:Arkusz4.X12 Arkusz4.AK2:Arkusz4.AK12" chart:data-source-has-labels="both" svg:x="0.509cm" svg:y="2.456cm" svg:width="21.609cm" svg:height="10.594cm">
          <chartooo:coordinate-region svg:x="1.13cm" svg:y="2.655cm" svg:width="20.431cm" svg:height="9.748cm"/>
          <chart:axis chart:dimension="x" chart:name="primary-x" chart:style-name="ch6" chartooo:axis-type="auto">
            <chartooo:date-scale/>
            <chart:title svg:x="10.74cm" svg:y="13.336cm" chart:style-name="ch7">
              <text:p>size - n</text:p>
            </chart:title>
            <chart:categories table:cell-range-address="Arkusz4.A3:Arkusz4.A1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K3:Arkusz4.K12" chart:label-cell-address="Arkusz4.K2:Arkusz4.K2" chart:class="chart:line">
            <chart:data-point chart:repeated="10"/>
          </chart:series>
          <chart:series chart:style-name="ch10" chart:values-cell-range-address="Arkusz4.X3:Arkusz4.X12" chart:label-cell-address="Arkusz4.X2:Arkusz4.X2" chart:class="chart:line">
            <chart:data-point chart:repeated="10"/>
          </chart:series>
          <chart:series chart:style-name="ch11" chart:values-cell-range-address="Arkusz4.AK3:Arkusz4.AK12" chart:label-cell-address="Arkusz4.AK2:Arkusz4.AK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K2:Arkusz4.K2</svg:desc>
                </draw:g>
              </table:table-cell>
              <table:table-cell office:value-type="string">
                <text:p>red_black</text:p>
                <draw:g>
                  <svg:desc>Arkusz4.X2:Arkusz4.X2</svg:desc>
                </draw:g>
              </table:table-cell>
              <table:table-cell office:value-type="string">
                <text:p>bst</text:p>
                <draw:g>
                  <svg:desc>Arkusz4.AK2:Arkusz4.AK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33.43502">
                <text:p>33.43502</text:p>
                <draw:g>
                  <svg:desc>Arkusz4.K3:Arkusz4.K12</svg:desc>
                </draw:g>
              </table:table-cell>
              <table:table-cell office:value-type="float" office:value="14.37712">
                <text:p>14.37712</text:p>
                <draw:g>
                  <svg:desc>Arkusz4.X3:Arkusz4.X12</svg:desc>
                </draw:g>
              </table:table-cell>
              <table:table-cell office:value-type="float" office:value="28.73567">
                <text:p>28.73567</text:p>
                <draw:g>
                  <svg:desc>Arkusz4.AK3:Arkusz4.AK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7.1101275">
                <text:p>37.1101275</text:p>
              </table:table-cell>
              <table:table-cell office:value-type="float" office:value="15.54046875">
                <text:p>15.54046875</text:p>
              </table:table-cell>
              <table:table-cell office:value-type="float" office:value="30.92974">
                <text:p>30.9297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9.2201141">
                <text:p>39.2201141</text:p>
              </table:table-cell>
              <table:table-cell office:value-type="float" office:value="16.3140358">
                <text:p>16.3140358</text:p>
              </table:table-cell>
              <table:table-cell office:value-type="float" office:value="33.46454">
                <text:p>33.4645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.7475658">
                <text:p>40.7475658</text:p>
              </table:table-cell>
              <table:table-cell office:value-type="float" office:value="16.85980005">
                <text:p>16.85980005</text:p>
              </table:table-cell>
              <table:table-cell office:value-type="float" office:value="33.9312787">
                <text:p>33.931278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1.935934">
                <text:p>41.935934</text:p>
              </table:table-cell>
              <table:table-cell office:value-type="float" office:value="17.202006">
                <text:p>17.202006</text:p>
              </table:table-cell>
              <table:table-cell office:value-type="float" office:value="34.652257">
                <text:p>34.65225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2.83697535">
                <text:p>42.83697535</text:p>
              </table:table-cell>
              <table:table-cell office:value-type="float" office:value="17.38626255">
                <text:p>17.38626255</text:p>
              </table:table-cell>
              <table:table-cell office:value-type="float" office:value="36.6975891">
                <text:p>36.697589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3.67039965">
                <text:p>43.67039965</text:p>
              </table:table-cell>
              <table:table-cell office:value-type="float" office:value="17.7940135">
                <text:p>17.7940135</text:p>
              </table:table-cell>
              <table:table-cell office:value-type="float" office:value="35.3803694">
                <text:p>35.380369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4.44957285">
                <text:p>44.44957285</text:p>
              </table:table-cell>
              <table:table-cell office:value-type="float" office:value="18.0489469">
                <text:p>18.0489469</text:p>
              </table:table-cell>
              <table:table-cell office:value-type="float" office:value="35.7631393">
                <text:p>35.763139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5.0221164">
                <text:p>45.0221164</text:p>
              </table:table-cell>
              <table:table-cell office:value-type="float" office:value="18.17677715">
                <text:p>18.17677715</text:p>
              </table:table-cell>
              <table:table-cell office:value-type="float" office:value="38.2859199">
                <text:p>38.28591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5.59311475">
                <text:p>45.59311475</text:p>
              </table:table-cell>
              <table:table-cell office:value-type="float" office:value="18.371922">
                <text:p>18.371922</text:p>
              </table:table-cell>
              <table:table-cell office:value-type="float" office:value="36.7951935">
                <text:p>36.79519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7cm" svg:height="14.383cm" xlink:href=".." xlink:type="simple" chart:class="chart:line" chart:style-name="ch1">
        <chart:title svg:x="11.075cm" svg:y="0.423cm" chart:style-name="ch2">
          <text:p>maximum height</text:p>
        </chart:title>
        <chart:subtitle svg:x="10.902cm" svg:y="1.489cm" chart:style-name="ch3">
          <text:p>sorted keys on insert</text:p>
        </chart:subtitle>
        <chart:legend chart:legend-position="end" svg:x="22.744cm" svg:y="6.394cm" style:legend-expansion="high" chart:style-name="ch4"/>
        <chart:plot-area chart:style-name="ch5" table:cell-range-address="Arkusz4.A2:Arkusz4.A12 Arkusz4.L2:Arkusz4.L12 Arkusz4.Y2:Arkusz4.Y12 Arkusz4.AL2:Arkusz4.AL12" chart:data-source-has-labels="both" svg:x="0.511cm" svg:y="2.459cm" svg:width="21.722cm" svg:height="10.656cm">
          <chartooo:coordinate-region svg:x="1.688cm" svg:y="2.658cm" svg:width="19.803cm" svg:height="9.81cm"/>
          <chart:axis chart:dimension="x" chart:name="primary-x" chart:style-name="ch6" chartooo:axis-type="auto">
            <chartooo:date-scale/>
            <chart:title svg:x="10.799cm" svg:y="13.402cm" chart:style-name="ch7">
              <text:p>size - n</text:p>
            </chart:title>
            <chart:categories table:cell-range-address="Arkusz4.A3:Arkusz4.A1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L3:Arkusz4.L12" chart:label-cell-address="Arkusz4.L2:Arkusz4.L2" chart:class="chart:line">
            <chart:data-point chart:repeated="10"/>
          </chart:series>
          <chart:series chart:style-name="ch10" chart:values-cell-range-address="Arkusz4.Y3:Arkusz4.Y12" chart:label-cell-address="Arkusz4.Y2:Arkusz4.Y2" chart:class="chart:line">
            <chart:data-point chart:repeated="10"/>
          </chart:series>
          <chart:series chart:style-name="ch11" chart:values-cell-range-address="Arkusz4.AL3:Arkusz4.AL12" chart:label-cell-address="Arkusz4.AL2:Arkusz4.AL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L2:Arkusz4.L2</svg:desc>
                </draw:g>
              </table:table-cell>
              <table:table-cell office:value-type="string">
                <text:p>red_black</text:p>
                <draw:g>
                  <svg:desc>Arkusz4.Y2:Arkusz4.Y2</svg:desc>
                </draw:g>
              </table:table-cell>
              <table:table-cell office:value-type="string">
                <text:p>bst</text:p>
                <draw:g>
                  <svg:desc>Arkusz4.AL2:Arkusz4.AL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9950">
                <text:p>9950</text:p>
                <draw:g>
                  <svg:desc>Arkusz4.L3:Arkusz4.L12</svg:desc>
                </draw:g>
              </table:table-cell>
              <table:table-cell office:value-type="float" office:value="23">
                <text:p>23</text:p>
                <draw:g>
                  <svg:desc>Arkusz4.Y3:Arkusz4.Y12</svg:desc>
                </draw:g>
              </table:table-cell>
              <table:table-cell office:value-type="float" office:value="10000">
                <text:p>10000</text:p>
                <draw:g>
                  <svg:desc>Arkusz4.AL3:Arkusz4.AL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950">
                <text:p>19950</text:p>
              </table:table-cell>
              <table:table-cell office:value-type="float" office:value="25">
                <text:p>25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9950">
                <text:p>29950</text:p>
              </table:table-cell>
              <table:table-cell office:value-type="float" office:value="26">
                <text:p>26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9950">
                <text:p>39950</text:p>
              </table:table-cell>
              <table:table-cell office:value-type="float" office:value="27">
                <text:p>27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9950">
                <text:p>49950</text:p>
              </table:table-cell>
              <table:table-cell office:value-type="float" office:value="28">
                <text:p>28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9950">
                <text:p>59950</text:p>
              </table:table-cell>
              <table:table-cell office:value-type="float" office:value="28">
                <text:p>28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9950">
                <text:p>69950</text:p>
              </table:table-cell>
              <table:table-cell office:value-type="float" office:value="29">
                <text:p>29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79950">
                <text:p>79950</text:p>
              </table:table-cell>
              <table:table-cell office:value-type="float" office:value="29">
                <text:p>29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89950">
                <text:p>89950</text:p>
              </table:table-cell>
              <table:table-cell office:value-type="float" office:value="29">
                <text:p>29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9950">
                <text:p>99950</text:p>
              </table:table-cell>
              <table:table-cell office:value-type="float" office:value="30">
                <text:p>30</text:p>
              </table:table-cell>
              <table:table-cell office:value-type="float" office:value="100000">
                <text:p>1000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72cm" svg:height="14.384cm" xlink:href=".." xlink:type="simple" chart:class="chart:line" chart:style-name="ch1">
        <chart:title svg:x="11.076cm" svg:y="0.423cm" chart:style-name="ch2">
          <text:p>maximum height</text:p>
        </chart:title>
        <chart:subtitle svg:x="10.692cm" svg:y="1.489cm" chart:style-name="ch3">
          <text:p>unsorted keys on insert</text:p>
        </chart:subtitle>
        <chart:legend chart:legend-position="end" svg:x="22.746cm" svg:y="6.395cm" style:legend-expansion="high" chart:style-name="ch4"/>
        <chart:plot-area chart:style-name="ch5" table:cell-range-address="Arkusz4.A2:Arkusz4.A12 Arkusz4.M2:Arkusz4.M12 Arkusz4.Z2:Arkusz4.Z12 Arkusz4.AM2:Arkusz4.AM12" chart:data-source-has-labels="both" svg:x="0.511cm" svg:y="2.459cm" svg:width="21.724cm" svg:height="10.657cm">
          <chartooo:coordinate-region svg:x="1.132cm" svg:y="2.658cm" svg:width="20.546cm" svg:height="9.811cm"/>
          <chart:axis chart:dimension="x" chart:name="primary-x" chart:style-name="ch6" chartooo:axis-type="auto">
            <chartooo:date-scale/>
            <chart:title svg:x="10.8cm" svg:y="13.403cm" chart:style-name="ch7">
              <text:p>size - n</text:p>
            </chart:title>
            <chart:categories table:cell-range-address="Arkusz4.A3:Arkusz4.A1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M3:Arkusz4.M12" chart:label-cell-address="Arkusz4.M2:Arkusz4.M2" chart:class="chart:line">
            <chart:data-point chart:repeated="10"/>
          </chart:series>
          <chart:series chart:style-name="ch10" chart:values-cell-range-address="Arkusz4.Z3:Arkusz4.Z12" chart:label-cell-address="Arkusz4.Z2:Arkusz4.Z2" chart:class="chart:line">
            <chart:data-point chart:repeated="10"/>
          </chart:series>
          <chart:series chart:style-name="ch11" chart:values-cell-range-address="Arkusz4.AM3:Arkusz4.AM12" chart:label-cell-address="Arkusz4.AM2:Arkusz4.AM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M2:Arkusz4.M2</svg:desc>
                </draw:g>
              </table:table-cell>
              <table:table-cell office:value-type="string">
                <text:p>red_black</text:p>
                <draw:g>
                  <svg:desc>Arkusz4.Z2:Arkusz4.Z2</svg:desc>
                </draw:g>
              </table:table-cell>
              <table:table-cell office:value-type="string">
                <text:p>bst</text:p>
                <draw:g>
                  <svg:desc>Arkusz4.AM2:Arkusz4.AM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38.5">
                <text:p>38.5</text:p>
                <draw:g>
                  <svg:desc>Arkusz4.M3:Arkusz4.M12</svg:desc>
                </draw:g>
              </table:table-cell>
              <table:table-cell office:value-type="float" office:value="15.25">
                <text:p>15.25</text:p>
                <draw:g>
                  <svg:desc>Arkusz4.Z3:Arkusz4.Z12</svg:desc>
                </draw:g>
              </table:table-cell>
              <table:table-cell office:value-type="float" office:value="31.8">
                <text:p>31.8</text:p>
                <draw:g>
                  <svg:desc>Arkusz4.AM3:Arkusz4.AM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1.9">
                <text:p>41.9</text:p>
              </table:table-cell>
              <table:table-cell office:value-type="float" office:value="16.5">
                <text:p>16.5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4.4">
                <text:p>44.4</text:p>
              </table:table-cell>
              <table:table-cell office:value-type="float" office:value="17.15">
                <text:p>17.1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4.95">
                <text:p>44.95</text:p>
              </table:table-cell>
              <table:table-cell office:value-type="float" office:value="17.85">
                <text:p>17.8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7.75">
                <text:p>47.75</text:p>
              </table:table-cell>
              <table:table-cell office:value-type="float" office:value="18.05">
                <text:p>18.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8.3">
                <text:p>48.3</text:p>
              </table:table-cell>
              <table:table-cell office:value-type="float" office:value="18.35">
                <text:p>18.3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7.6">
                <text:p>47.6</text:p>
              </table:table-cell>
              <table:table-cell office:value-type="float" office:value="18.85">
                <text:p>18.85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9.15">
                <text:p>49.15</text:p>
              </table:table-cell>
              <table:table-cell office:value-type="float" office:value="19">
                <text:p>19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0.8">
                <text:p>50.8</text:p>
              </table:table-cell>
              <table:table-cell office:value-type="float" office:value="19.05">
                <text:p>19.05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2.25">
                <text:p>52.25</text:p>
              </table:table-cell>
              <table:table-cell office:value-type="float" office:value="19.25">
                <text:p>19.25</text:p>
              </table:table-cell>
              <table:table-cell office:value-type="float" office:value="39.7">
                <text:p>39.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72cm" svg:height="14.44cm" xlink:href=".." xlink:type="simple" chart:class="chart:line" chart:style-name="ch1">
        <chart:title svg:x="10.57cm" svg:y="0.424cm" chart:style-name="ch2">
          <text:p>average comparisions</text:p>
        </chart:title>
        <chart:subtitle svg:x="10.742cm" svg:y="1.491cm" chart:style-name="ch3">
          <text:p>unsorted keys on insert</text:p>
        </chart:subtitle>
        <chart:legend chart:legend-position="end" svg:x="22.846cm" svg:y="6.423cm" style:legend-expansion="high" chart:style-name="ch4"/>
        <chart:plot-area chart:style-name="ch5" table:cell-range-address="Arkusz4.A3:Arkusz4.A12 Arkusz4.C2:Arkusz4.C12 Arkusz4.P2:Arkusz4.P12 Arkusz4.AC2:Arkusz4.AC12" chart:data-source-has-labels="both" svg:x="0.513cm" svg:y="2.462cm" svg:width="21.82cm" svg:height="10.709cm">
          <chartooo:coordinate-region svg:x="1.134cm" svg:y="2.661cm" svg:width="20.642cm" svg:height="9.863cm"/>
          <chart:axis chart:dimension="x" chart:name="primary-x" chart:style-name="ch6" chartooo:axis-type="auto">
            <chartooo:date-scale/>
            <chart:title svg:x="10.85cm" svg:y="13.459cm" chart:style-name="ch7">
              <text:p>size - n</text:p>
            </chart:title>
            <chart:categories table:cell-range-address="Arkusz4.A3:Arkusz4.A1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C3:Arkusz4.C12" chart:label-cell-address="Arkusz4.C2:Arkusz4.C2" chart:class="chart:line">
            <chart:data-point chart:repeated="10"/>
          </chart:series>
          <chart:series chart:style-name="ch10" chart:values-cell-range-address="Arkusz4.P3:Arkusz4.P12" chart:label-cell-address="Arkusz4.P2:Arkusz4.P2" chart:class="chart:line">
            <chart:data-point chart:repeated="10"/>
          </chart:series>
          <chart:series chart:style-name="ch11" chart:values-cell-range-address="Arkusz4.AC3:Arkusz4.AC12" chart:label-cell-address="Arkusz4.AC2:Arkusz4.AC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C2:Arkusz4.C2</svg:desc>
                </draw:g>
              </table:table-cell>
              <table:table-cell office:value-type="string">
                <text:p>red_black</text:p>
                <draw:g>
                  <svg:desc>Arkusz4.P2:Arkusz4.P2</svg:desc>
                </draw:g>
              </table:table-cell>
              <table:table-cell office:value-type="string">
                <text:p>bst</text:p>
                <draw:g>
                  <svg:desc>Arkusz4.AC2:Arkusz4.AC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35.20321">
                <text:p>35.20321</text:p>
                <draw:g>
                  <svg:desc>Arkusz4.C3:Arkusz4.C12</svg:desc>
                </draw:g>
              </table:table-cell>
              <table:table-cell office:value-type="float" office:value="19.63268">
                <text:p>19.63268</text:p>
                <draw:g>
                  <svg:desc>Arkusz4.P3:Arkusz4.P12</svg:desc>
                </draw:g>
              </table:table-cell>
              <table:table-cell office:value-type="float" office:value="24.373555">
                <text:p>24.373555</text:p>
                <draw:g>
                  <svg:desc>Arkusz4.AC3:Arkusz4.AC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8.34120125">
                <text:p>38.34120125</text:p>
              </table:table-cell>
              <table:table-cell office:value-type="float" office:value="21.14762125">
                <text:p>21.14762125</text:p>
              </table:table-cell>
              <table:table-cell office:value-type="float" office:value="25.970685">
                <text:p>25.97068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0.1450092">
                <text:p>40.1450092</text:p>
              </table:table-cell>
              <table:table-cell office:value-type="float" office:value="22.0414909">
                <text:p>22.0414909</text:p>
              </table:table-cell>
              <table:table-cell office:value-type="float" office:value="28.5719285">
                <text:p>28.571928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1.45733065">
                <text:p>41.45733065</text:p>
              </table:table-cell>
              <table:table-cell office:value-type="float" office:value="22.6727061">
                <text:p>22.6727061</text:p>
              </table:table-cell>
              <table:table-cell office:value-type="float" office:value="28.6813288">
                <text:p>28.681328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2.4491175">
                <text:p>42.4491175</text:p>
              </table:table-cell>
              <table:table-cell office:value-type="float" office:value="23.1617635">
                <text:p>23.1617635</text:p>
              </table:table-cell>
              <table:table-cell office:value-type="float" office:value="29.494946">
                <text:p>29.49494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3.27479195">
                <text:p>43.27479195</text:p>
              </table:table-cell>
              <table:table-cell office:value-type="float" office:value="23.54881705">
                <text:p>23.54881705</text:p>
              </table:table-cell>
              <table:table-cell office:value-type="float" office:value="29.8972276">
                <text:p>29.897227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3.9691682">
                <text:p>43.9691682</text:p>
              </table:table-cell>
              <table:table-cell office:value-type="float" office:value="23.90627715">
                <text:p>23.90627715</text:p>
              </table:table-cell>
              <table:table-cell office:value-type="float" office:value="30.2001329">
                <text:p>30.200132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4.5707559">
                <text:p>44.5707559</text:p>
              </table:table-cell>
              <table:table-cell office:value-type="float" office:value="24.1978496">
                <text:p>24.1978496</text:p>
              </table:table-cell>
              <table:table-cell office:value-type="float" office:value="30.2144013">
                <text:p>30.214401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5.1067374">
                <text:p>45.1067374</text:p>
              </table:table-cell>
              <table:table-cell office:value-type="float" office:value="24.4560461">
                <text:p>24.4560461</text:p>
              </table:table-cell>
              <table:table-cell office:value-type="float" office:value="31.1525094">
                <text:p>31.152509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5.578228">
                <text:p>45.578228</text:p>
              </table:table-cell>
              <table:table-cell office:value-type="float" office:value="24.6841615">
                <text:p>24.6841615</text:p>
              </table:table-cell>
              <table:table-cell office:value-type="float" office:value="31.400905">
                <text:p>31.4009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12cm" svg:height="14.463cm" xlink:href=".." xlink:type="simple" chart:class="chart:line" chart:style-name="ch1">
        <chart:title svg:x="10.418cm" svg:y="0.425cm" chart:style-name="ch2">
          <text:p>maximum comparisions</text:p>
        </chart:title>
        <chart:subtitle svg:x="10.973cm" svg:y="1.493cm" chart:style-name="ch3">
          <text:p>sorted keys on insert</text:p>
        </chart:subtitle>
        <chart:legend chart:legend-position="end" svg:x="22.886cm" svg:y="6.434cm" style:legend-expansion="high" chart:style-name="ch4"/>
        <chart:plot-area chart:style-name="ch5" table:cell-range-address="Arkusz4.A3:Arkusz4.A12 Arkusz4.D2:Arkusz4.D12 Arkusz4.Q2:Arkusz4.Q12 Arkusz4.AD2:Arkusz4.AD12" chart:data-source-has-labels="both" svg:x="0.514cm" svg:y="2.465cm" svg:width="21.858cm" svg:height="10.728cm">
          <chartooo:coordinate-region svg:x="1.876cm" svg:y="2.664cm" svg:width="19.94cm" svg:height="9.882cm"/>
          <chart:axis chart:dimension="x" chart:name="primary-x" chart:style-name="ch6" chartooo:axis-type="auto">
            <chartooo:date-scale/>
            <chart:title svg:x="10.87cm" svg:y="13.482cm" chart:style-name="ch7">
              <text:p>size - n</text:p>
            </chart:title>
            <chart:categories table:cell-range-address="Arkusz4.A3:Arkusz4.A1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D3:Arkusz4.D12" chart:label-cell-address="Arkusz4.D2:Arkusz4.D2" chart:class="chart:line">
            <chart:data-point chart:repeated="10"/>
          </chart:series>
          <chart:series chart:style-name="ch10" chart:values-cell-range-address="Arkusz4.Q3:Arkusz4.Q12" chart:label-cell-address="Arkusz4.Q2:Arkusz4.Q2" chart:class="chart:line">
            <chart:data-point chart:repeated="10"/>
          </chart:series>
          <chart:series chart:style-name="ch11" chart:values-cell-range-address="Arkusz4.AD3:Arkusz4.AD12" chart:label-cell-address="Arkusz4.AD2:Arkusz4.AD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D2:Arkusz4.D2</svg:desc>
                </draw:g>
              </table:table-cell>
              <table:table-cell office:value-type="string">
                <text:p>red_black</text:p>
                <draw:g>
                  <svg:desc>Arkusz4.Q2:Arkusz4.Q2</svg:desc>
                </draw:g>
              </table:table-cell>
              <table:table-cell office:value-type="string">
                <text:p>bst</text:p>
                <draw:g>
                  <svg:desc>Arkusz4.AD2:Arkusz4.AD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9006.3">
                <text:p>9006.3</text:p>
                <draw:g>
                  <svg:desc>Arkusz4.D3:Arkusz4.D12</svg:desc>
                </draw:g>
              </table:table-cell>
              <table:table-cell office:value-type="float" office:value="34.9">
                <text:p>34.9</text:p>
                <draw:g>
                  <svg:desc>Arkusz4.Q3:Arkusz4.Q12</svg:desc>
                </draw:g>
              </table:table-cell>
              <table:table-cell office:value-type="float" office:value="19999">
                <text:p>19999</text:p>
                <draw:g>
                  <svg:desc>Arkusz4.AD3:Arkusz4.AD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463.65">
                <text:p>19463.65</text:p>
              </table:table-cell>
              <table:table-cell office:value-type="float" office:value="39.4">
                <text:p>39.4</text:p>
              </table:table-cell>
              <table:table-cell office:value-type="float" office:value="39999">
                <text:p>3999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7119.4">
                <text:p>27119.4</text:p>
              </table:table-cell>
              <table:table-cell office:value-type="float" office:value="38.4">
                <text:p>38.4</text:p>
              </table:table-cell>
              <table:table-cell office:value-type="float" office:value="59999">
                <text:p>5999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4706.5">
                <text:p>34706.5</text:p>
              </table:table-cell>
              <table:table-cell office:value-type="float" office:value="40.2">
                <text:p>40.2</text:p>
              </table:table-cell>
              <table:table-cell office:value-type="float" office:value="79999">
                <text:p>7999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8189">
                <text:p>48189</text:p>
              </table:table-cell>
              <table:table-cell office:value-type="float" office:value="41.9">
                <text:p>41.9</text:p>
              </table:table-cell>
              <table:table-cell office:value-type="float" office:value="99999">
                <text:p>9999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3054.9">
                <text:p>53054.9</text:p>
              </table:table-cell>
              <table:table-cell office:value-type="float" office:value="41.9">
                <text:p>41.9</text:p>
              </table:table-cell>
              <table:table-cell office:value-type="float" office:value="119999">
                <text:p>11999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6539.6">
                <text:p>66539.6</text:p>
              </table:table-cell>
              <table:table-cell office:value-type="float" office:value="41.9">
                <text:p>41.9</text:p>
              </table:table-cell>
              <table:table-cell office:value-type="float" office:value="139999">
                <text:p>13999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74124.55">
                <text:p>74124.55</text:p>
              </table:table-cell>
              <table:table-cell office:value-type="float" office:value="41.8">
                <text:p>41.8</text:p>
              </table:table-cell>
              <table:table-cell office:value-type="float" office:value="159999">
                <text:p>15999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81951.75">
                <text:p>81951.75</text:p>
              </table:table-cell>
              <table:table-cell office:value-type="float" office:value="43.4">
                <text:p>43.4</text:p>
              </table:table-cell>
              <table:table-cell office:value-type="float" office:value="179999">
                <text:p>1799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6078.7">
                <text:p>86078.7</text:p>
              </table:table-cell>
              <table:table-cell office:value-type="float" office:value="42.9">
                <text:p>42.9</text:p>
              </table:table-cell>
              <table:table-cell office:value-type="float" office:value="199999">
                <text:p>1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06cm" svg:height="14.572cm" xlink:href=".." xlink:type="simple" chart:class="chart:line" chart:style-name="ch1">
        <chart:title svg:x="10.515cm" svg:y="0.427cm" chart:style-name="ch2">
          <text:p>maximum comparisions</text:p>
        </chart:title>
        <chart:subtitle svg:x="10.859cm" svg:y="1.497cm" chart:style-name="ch3">
          <text:p>unsorted keys on insert</text:p>
        </chart:subtitle>
        <chart:legend chart:legend-position="end" svg:x="23.08cm" svg:y="6.489cm" style:legend-expansion="high" chart:style-name="ch4"/>
        <chart:plot-area chart:style-name="ch5" table:cell-range-address="Arkusz4.A3:Arkusz4.A12 Arkusz4.E2:Arkusz4.E12 Arkusz4.R2:Arkusz4.R12 Arkusz4.AE2:Arkusz4.AE12" chart:data-source-has-labels="both" svg:x="0.518cm" svg:y="2.471cm" svg:width="22.044cm" svg:height="10.829cm">
          <chartooo:coordinate-region svg:x="1.139cm" svg:y="2.67cm" svg:width="20.68cm" svg:height="9.983cm"/>
          <chart:axis chart:dimension="x" chart:name="primary-x" chart:style-name="ch6" chartooo:axis-type="auto">
            <chartooo:date-scale/>
            <chart:title svg:x="10.967cm" svg:y="13.591cm" chart:style-name="ch7">
              <text:p>size - n</text:p>
            </chart:title>
            <chart:categories table:cell-range-address="Arkusz4.A3:Arkusz4.A1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E3:Arkusz4.E12" chart:label-cell-address="Arkusz4.E2:Arkusz4.E2" chart:class="chart:line">
            <chart:data-point chart:repeated="10"/>
          </chart:series>
          <chart:series chart:style-name="ch10" chart:values-cell-range-address="Arkusz4.R3:Arkusz4.R12" chart:label-cell-address="Arkusz4.R2:Arkusz4.R2" chart:class="chart:line">
            <chart:data-point chart:repeated="10"/>
          </chart:series>
          <chart:series chart:style-name="ch11" chart:values-cell-range-address="Arkusz4.AE3:Arkusz4.AE12" chart:label-cell-address="Arkusz4.AE2:Arkusz4.AE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E2:Arkusz4.E2</svg:desc>
                </draw:g>
              </table:table-cell>
              <table:table-cell office:value-type="string">
                <text:p>red_black</text:p>
                <draw:g>
                  <svg:desc>Arkusz4.R2:Arkusz4.R2</svg:desc>
                </draw:g>
              </table:table-cell>
              <table:table-cell office:value-type="string">
                <text:p>bst</text:p>
                <draw:g>
                  <svg:desc>Arkusz4.AE2:Arkusz4.AE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91.65">
                <text:p>91.65</text:p>
                <draw:g>
                  <svg:desc>Arkusz4.E3:Arkusz4.E12</svg:desc>
                </draw:g>
              </table:table-cell>
              <table:table-cell office:value-type="float" office:value="33.3">
                <text:p>33.3</text:p>
                <draw:g>
                  <svg:desc>Arkusz4.R3:Arkusz4.R12</svg:desc>
                </draw:g>
              </table:table-cell>
              <table:table-cell office:value-type="float" office:value="62.6">
                <text:p>62.6</text:p>
                <draw:g>
                  <svg:desc>Arkusz4.AE3:Arkusz4.AE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1.35">
                <text:p>101.35</text:p>
              </table:table-cell>
              <table:table-cell office:value-type="float" office:value="35.7">
                <text:p>35.7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07.5">
                <text:p>107.5</text:p>
              </table:table-cell>
              <table:table-cell office:value-type="float" office:value="37.1">
                <text:p>37.1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0.4">
                <text:p>110.4</text:p>
              </table:table-cell>
              <table:table-cell office:value-type="float" office:value="38.6">
                <text:p>38.6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2">
                <text:p>112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14.8">
                <text:p>114.8</text:p>
              </table:table-cell>
              <table:table-cell office:value-type="float" office:value="39.3">
                <text:p>39.3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16.2">
                <text:p>116.2</text:p>
              </table:table-cell>
              <table:table-cell office:value-type="float" office:value="40.5">
                <text:p>40.5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19.7">
                <text:p>119.7</text:p>
              </table:table-cell>
              <table:table-cell office:value-type="float" office:value="40.9">
                <text:p>40.9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20">
                <text:p>120</text:p>
              </table:table-cell>
              <table:table-cell office:value-type="float" office:value="41">
                <text:p>41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1">
                <text:p>121</text:p>
              </table:table-cell>
              <table:table-cell office:value-type="float" office:value="41.2">
                <text:p>41.2</text:p>
              </table:table-cell>
              <table:table-cell office:value-type="float" office:value="78.4">
                <text:p>78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81cm" svg:height="14.502cm" xlink:href=".." xlink:type="simple" chart:class="chart:line" chart:style-name="ch1">
        <chart:title svg:x="11.391cm" svg:y="0.426cm" chart:style-name="ch2">
          <text:p>average reads</text:p>
        </chart:title>
        <chart:subtitle svg:x="11.007cm" svg:y="1.495cm" chart:style-name="ch3">
          <text:p>sorted keys on insert</text:p>
        </chart:subtitle>
        <chart:legend chart:legend-position="end" svg:x="22.955cm" svg:y="6.454cm" style:legend-expansion="high" chart:style-name="ch4"/>
        <chart:plot-area chart:style-name="ch5" table:cell-range-address="Arkusz4.A2:Arkusz4.A12 Arkusz4.F2:Arkusz4.F12 Arkusz4.S2:Arkusz4.S12 Arkusz4.AF2:Arkusz4.AF12" chart:data-source-has-labels="both" svg:x="0.515cm" svg:y="2.468cm" svg:width="21.925cm" svg:height="10.763cm">
          <chartooo:coordinate-region svg:x="1.692cm" svg:y="2.667cm" svg:width="20.191cm" svg:height="9.917cm"/>
          <chart:axis chart:dimension="x" chart:name="primary-x" chart:style-name="ch6" chartooo:axis-type="auto">
            <chartooo:date-scale/>
            <chart:title svg:x="10.904cm" svg:y="13.521cm" chart:style-name="ch7">
              <text:p>size - n</text:p>
            </chart:title>
            <chart:categories table:cell-range-address="Arkusz4.A3:Arkusz4.A1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F3:Arkusz4.F12" chart:label-cell-address="Arkusz4.F2:Arkusz4.F2" chart:class="chart:line">
            <chart:data-point chart:repeated="10"/>
          </chart:series>
          <chart:series chart:style-name="ch10" chart:values-cell-range-address="Arkusz4.S3:Arkusz4.S12" chart:label-cell-address="Arkusz4.S2:Arkusz4.S2" chart:class="chart:line">
            <chart:data-point chart:repeated="10"/>
          </chart:series>
          <chart:series chart:style-name="ch11" chart:values-cell-range-address="Arkusz4.AF3:Arkusz4.AF12" chart:label-cell-address="Arkusz4.AF2:Arkusz4.AF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F2:Arkusz4.F2</svg:desc>
                </draw:g>
              </table:table-cell>
              <table:table-cell office:value-type="string">
                <text:p>red_black</text:p>
                <draw:g>
                  <svg:desc>Arkusz4.S2:Arkusz4.S2</svg:desc>
                </draw:g>
              </table:table-cell>
              <table:table-cell office:value-type="string">
                <text:p>bst</text:p>
                <draw:g>
                  <svg:desc>Arkusz4.AF2:Arkusz4.AF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56.1572975">
                <text:p>56.1572975</text:p>
                <draw:g>
                  <svg:desc>Arkusz4.F3:Arkusz4.F12</svg:desc>
                </draw:g>
              </table:table-cell>
              <table:table-cell office:value-type="float" office:value="12.068215">
                <text:p>12.068215</text:p>
                <draw:g>
                  <svg:desc>Arkusz4.S3:Arkusz4.S12</svg:desc>
                </draw:g>
              </table:table-cell>
              <table:table-cell office:value-type="float" office:value="1970.2509175">
                <text:p>1970.2509175</text:p>
                <draw:g>
                  <svg:desc>Arkusz4.AF3:Arkusz4.AF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0.4783175">
                <text:p>60.4783175</text:p>
              </table:table-cell>
              <table:table-cell office:value-type="float" office:value="12.53779625">
                <text:p>12.53779625</text:p>
              </table:table-cell>
              <table:table-cell office:value-type="float" office:value="3929.86423125">
                <text:p>3929.864231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2.9757817">
                <text:p>62.9757817</text:p>
              </table:table-cell>
              <table:table-cell office:value-type="float" office:value="12.80136905">
                <text:p>12.80136905</text:p>
              </table:table-cell>
              <table:table-cell office:value-type="float" office:value="5909.43618675">
                <text:p>5909.4361867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64.74204875">
                <text:p>64.74204875</text:p>
              </table:table-cell>
              <table:table-cell office:value-type="float" office:value="13.01569">
                <text:p>13.01569</text:p>
              </table:table-cell>
              <table:table-cell office:value-type="float" office:value="7857.71695815">
                <text:p>7857.7169581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6.1043415">
                <text:p>66.1043415</text:p>
              </table:table-cell>
              <table:table-cell office:value-type="float" office:value="13.176672">
                <text:p>13.176672</text:p>
              </table:table-cell>
              <table:table-cell office:value-type="float" office:value="9827.6783395">
                <text:p>9827.678339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7.2240321">
                <text:p>67.2240321</text:p>
              </table:table-cell>
              <table:table-cell office:value-type="float" office:value="13.2789646">
                <text:p>13.2789646</text:p>
              </table:table-cell>
              <table:table-cell office:value-type="float" office:value="11818.11758835">
                <text:p>11818.1175883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8.18853535">
                <text:p>68.18853535</text:p>
              </table:table-cell>
              <table:table-cell office:value-type="float" office:value="13.38161965">
                <text:p>13.38161965</text:p>
              </table:table-cell>
              <table:table-cell office:value-type="float" office:value="13758.5067805714">
                <text:p>13758.506780571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68.9957219">
                <text:p>68.9957219</text:p>
              </table:table-cell>
              <table:table-cell office:value-type="float" office:value="13.49059555">
                <text:p>13.49059555</text:p>
              </table:table-cell>
              <table:table-cell office:value-type="float" office:value="15751.4436174">
                <text:p>15751.443617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9.6971417">
                <text:p>69.6971417</text:p>
              </table:table-cell>
              <table:table-cell office:value-type="float" office:value="13.5827136">
                <text:p>13.5827136</text:p>
              </table:table-cell>
              <table:table-cell office:value-type="float" office:value="17691.9865199">
                <text:p>17691.98651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0.36670375">
                <text:p>70.36670375</text:p>
              </table:table-cell>
              <table:table-cell office:value-type="float" office:value="13.650915">
                <text:p>13.650915</text:p>
              </table:table-cell>
              <table:table-cell office:value-type="float" office:value="19666.621887">
                <text:p>19666.6218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82cm" svg:height="14.502cm" xlink:href=".." xlink:type="simple" chart:class="chart:line" chart:style-name="ch1">
        <chart:title svg:x="11.392cm" svg:y="0.426cm" chart:style-name="ch2">
          <text:p>average reads</text:p>
        </chart:title>
        <chart:subtitle svg:x="10.797cm" svg:y="1.495cm" chart:style-name="ch3">
          <text:p>unsorted keys on insert</text:p>
        </chart:subtitle>
        <chart:legend chart:legend-position="end" svg:x="22.956cm" svg:y="6.454cm" style:legend-expansion="high" chart:style-name="ch4"/>
        <chart:plot-area chart:style-name="ch5" table:cell-range-address="Arkusz4.A2:Arkusz4.A12 Arkusz4.G2:Arkusz4.G12 Arkusz4.T2:Arkusz4.T12 Arkusz4.AG2:Arkusz4.AG12" chart:data-source-has-labels="both" svg:x="0.515cm" svg:y="2.468cm" svg:width="21.926cm" svg:height="10.763cm">
          <chartooo:coordinate-region svg:x="1.136cm" svg:y="2.667cm" svg:width="20.562cm" svg:height="9.917cm"/>
          <chart:axis chart:dimension="x" chart:name="primary-x" chart:style-name="ch6" chartooo:axis-type="auto">
            <chartooo:date-scale/>
            <chart:title svg:x="10.905cm" svg:y="13.521cm" chart:style-name="ch7">
              <text:p>size - n</text:p>
            </chart:title>
            <chart:categories table:cell-range-address="Arkusz4.A3:Arkusz4.A1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G3:Arkusz4.G12" chart:label-cell-address="Arkusz4.G2:Arkusz4.G2" chart:class="chart:line">
            <chart:data-point chart:repeated="10"/>
          </chart:series>
          <chart:series chart:style-name="ch10" chart:values-cell-range-address="Arkusz4.T3:Arkusz4.T12" chart:label-cell-address="Arkusz4.T2:Arkusz4.T2" chart:class="chart:line">
            <chart:data-point chart:repeated="10"/>
          </chart:series>
          <chart:series chart:style-name="ch11" chart:values-cell-range-address="Arkusz4.AG3:Arkusz4.AG12" chart:label-cell-address="Arkusz4.AG2:Arkusz4.AG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G2:Arkusz4.G2</svg:desc>
                </draw:g>
              </table:table-cell>
              <table:table-cell office:value-type="string">
                <text:p>red_black</text:p>
                <draw:g>
                  <svg:desc>Arkusz4.T2:Arkusz4.T2</svg:desc>
                </draw:g>
              </table:table-cell>
              <table:table-cell office:value-type="string">
                <text:p>bst</text:p>
                <draw:g>
                  <svg:desc>Arkusz4.AG2:Arkusz4.AG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92.10609">
                <text:p>92.10609</text:p>
                <draw:g>
                  <svg:desc>Arkusz4.G3:Arkusz4.G12</svg:desc>
                </draw:g>
              </table:table-cell>
              <table:table-cell office:value-type="float" office:value="19.8905425">
                <text:p>19.8905425</text:p>
                <draw:g>
                  <svg:desc>Arkusz4.T3:Arkusz4.T12</svg:desc>
                </draw:g>
              </table:table-cell>
              <table:table-cell office:value-type="float" office:value="10.134535">
                <text:p>10.134535</text:p>
                <draw:g>
                  <svg:desc>Arkusz4.AG3:Arkusz4.AG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0.76827375">
                <text:p>100.76827375</text:p>
              </table:table-cell>
              <table:table-cell office:value-type="float" office:value="20.97426875">
                <text:p>20.97426875</text:p>
              </table:table-cell>
              <table:table-cell office:value-type="float" office:value="10.65223">
                <text:p>10.6522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05.7578834">
                <text:p>105.7578834</text:p>
              </table:table-cell>
              <table:table-cell office:value-type="float" office:value="21.5934692">
                <text:p>21.5934692</text:p>
              </table:table-cell>
              <table:table-cell office:value-type="float" office:value="11.513745">
                <text:p>11.51374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09.3839375">
                <text:p>109.3839375</text:p>
              </table:table-cell>
              <table:table-cell office:value-type="float" office:value="22.06896625">
                <text:p>22.06896625</text:p>
              </table:table-cell>
              <table:table-cell office:value-type="float" office:value="11.5599626">
                <text:p>11.559962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2.128726">
                <text:p>112.128726</text:p>
              </table:table-cell>
              <table:table-cell office:value-type="float" office:value="22.4180065">
                <text:p>22.4180065</text:p>
              </table:table-cell>
              <table:table-cell office:value-type="float" office:value="11.83063">
                <text:p>11.8306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14.4074542">
                <text:p>114.4074542</text:p>
              </table:table-cell>
              <table:table-cell office:value-type="float" office:value="22.68121705">
                <text:p>22.68121705</text:p>
              </table:table-cell>
              <table:table-cell office:value-type="float" office:value="11.9576575">
                <text:p>11.957657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16.32553495">
                <text:p>116.32553495</text:p>
              </table:table-cell>
              <table:table-cell office:value-type="float" office:value="22.92796635">
                <text:p>22.92796635</text:p>
              </table:table-cell>
              <table:table-cell office:value-type="float" office:value="12.0589356">
                <text:p>12.058935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17.98753245">
                <text:p>117.98753245</text:p>
              </table:table-cell>
              <table:table-cell office:value-type="float" office:value="23.1446028">
                <text:p>23.1446028</text:p>
              </table:table-cell>
              <table:table-cell office:value-type="float" office:value="12.0618431">
                <text:p>12.061843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19.47301835">
                <text:p>119.47301835</text:p>
              </table:table-cell>
              <table:table-cell office:value-type="float" office:value="23.32793335">
                <text:p>23.32793335</text:p>
              </table:table-cell>
              <table:table-cell office:value-type="float" office:value="12.3783973">
                <text:p>12.37839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0.7737665">
                <text:p>120.7737665</text:p>
              </table:table-cell>
              <table:table-cell office:value-type="float" office:value="23.48479175">
                <text:p>23.48479175</text:p>
              </table:table-cell>
              <table:table-cell office:value-type="float" office:value="12.464427">
                <text:p>12.464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8cm" svg:height="14.501cm" xlink:href=".." xlink:type="simple" chart:class="chart:line" chart:style-name="ch1">
        <chart:title svg:x="11.219cm" svg:y="0.426cm" chart:style-name="ch2">
          <text:p>maximum reads</text:p>
        </chart:title>
        <chart:subtitle svg:x="11.007cm" svg:y="1.495cm" chart:style-name="ch3">
          <text:p>sorted keys on insert</text:p>
        </chart:subtitle>
        <chart:legend chart:legend-position="end" svg:x="22.954cm" svg:y="6.453cm" style:legend-expansion="high" chart:style-name="ch4"/>
        <chart:plot-area chart:style-name="ch5" table:cell-range-address="Arkusz4.A2:Arkusz4.A12 Arkusz4.H2:Arkusz4.H12 Arkusz4.U2:Arkusz4.U12 Arkusz4.AH2:Arkusz4.AH12" chart:data-source-has-labels="both" svg:x="0.515cm" svg:y="2.468cm" svg:width="21.924cm" svg:height="10.762cm">
          <chartooo:coordinate-region svg:x="1.877cm" svg:y="2.667cm" svg:width="20.006cm" svg:height="9.916cm"/>
          <chart:axis chart:dimension="x" chart:name="primary-x" chart:style-name="ch6" chartooo:axis-type="auto">
            <chartooo:date-scale/>
            <chart:title svg:x="10.904cm" svg:y="13.52cm" chart:style-name="ch7">
              <text:p>size - n</text:p>
            </chart:title>
            <chart:categories table:cell-range-address="Arkusz4.A3:Arkusz4.A1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H3:Arkusz4.H12" chart:label-cell-address="Arkusz4.H2:Arkusz4.H2" chart:class="chart:line">
            <chart:data-point chart:repeated="10"/>
          </chart:series>
          <chart:series chart:style-name="ch10" chart:values-cell-range-address="Arkusz4.U3:Arkusz4.U12" chart:label-cell-address="Arkusz4.U2:Arkusz4.U2" chart:class="chart:line">
            <chart:data-point chart:repeated="10"/>
          </chart:series>
          <chart:series chart:style-name="ch11" chart:values-cell-range-address="Arkusz4.AH3:Arkusz4.AH12" chart:label-cell-address="Arkusz4.AH2:Arkusz4.AH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H2:Arkusz4.H2</svg:desc>
                </draw:g>
              </table:table-cell>
              <table:table-cell office:value-type="string">
                <text:p>red_black</text:p>
                <draw:g>
                  <svg:desc>Arkusz4.U2:Arkusz4.U2</svg:desc>
                </draw:g>
              </table:table-cell>
              <table:table-cell office:value-type="string">
                <text:p>bst</text:p>
                <draw:g>
                  <svg:desc>Arkusz4.AH2:Arkusz4.AH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27014">
                <text:p>27014</text:p>
                <draw:g>
                  <svg:desc>Arkusz4.H3:Arkusz4.H12</svg:desc>
                </draw:g>
              </table:table-cell>
              <table:table-cell office:value-type="float" office:value="97">
                <text:p>97</text:p>
                <draw:g>
                  <svg:desc>Arkusz4.U3:Arkusz4.U12</svg:desc>
                </draw:g>
              </table:table-cell>
              <table:table-cell office:value-type="float" office:value="9912.4">
                <text:p>9912.4</text:p>
                <draw:g>
                  <svg:desc>Arkusz4.AH3:Arkusz4.AH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8386.1">
                <text:p>58386.1</text:p>
              </table:table-cell>
              <table:table-cell office:value-type="float" office:value="105">
                <text:p>105</text:p>
              </table:table-cell>
              <table:table-cell office:value-type="float" office:value="19868.35">
                <text:p>19868.3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1352.85">
                <text:p>81352.85</text:p>
              </table:table-cell>
              <table:table-cell office:value-type="float" office:value="111">
                <text:p>111</text:p>
              </table:table-cell>
              <table:table-cell office:value-type="float" office:value="29882.35">
                <text:p>29882.3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04114.4">
                <text:p>104114.4</text:p>
              </table:table-cell>
              <table:table-cell office:value-type="float" office:value="113">
                <text:p>113</text:p>
              </table:table-cell>
              <table:table-cell office:value-type="float" office:value="39834.35">
                <text:p>39834.3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44561.9">
                <text:p>144561.9</text:p>
              </table:table-cell>
              <table:table-cell office:value-type="float" office:value="119">
                <text:p>119</text:p>
              </table:table-cell>
              <table:table-cell office:value-type="float" office:value="49797.25">
                <text:p>49797.2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59160">
                <text:p>159160</text:p>
              </table:table-cell>
              <table:table-cell office:value-type="float" office:value="119">
                <text:p>119</text:p>
              </table:table-cell>
              <table:table-cell office:value-type="float" office:value="59778.2">
                <text:p>59778.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99614.2">
                <text:p>199614.2</text:p>
              </table:table-cell>
              <table:table-cell office:value-type="float" office:value="121">
                <text:p>121</text:p>
              </table:table-cell>
              <table:table-cell office:value-type="float" office:value="69772.6428571429">
                <text:p>69772.642857142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22369.15">
                <text:p>222369.15</text:p>
              </table:table-cell>
              <table:table-cell office:value-type="float" office:value="121">
                <text:p>121</text:p>
              </table:table-cell>
              <table:table-cell office:value-type="float" office:value="79783.8">
                <text:p>79783.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45850.8">
                <text:p>245850.8</text:p>
              </table:table-cell>
              <table:table-cell office:value-type="float" office:value="121">
                <text:p>121</text:p>
              </table:table-cell>
              <table:table-cell office:value-type="float" office:value="89720.8">
                <text:p>89720.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58230.7">
                <text:p>258230.7</text:p>
              </table:table-cell>
              <table:table-cell office:value-type="float" office:value="127">
                <text:p>127</text:p>
              </table:table-cell>
              <table:table-cell office:value-type="float" office:value="99779.4">
                <text:p>99779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47cm" svg:height="14.426cm" xlink:href=".." xlink:type="simple" chart:class="chart:line" chart:style-name="ch1">
        <chart:title svg:x="11.152cm" svg:y="0.424cm" chart:style-name="ch2">
          <text:p>maximum reads</text:p>
        </chart:title>
        <chart:subtitle svg:x="10.729cm" svg:y="1.491cm" chart:style-name="ch3">
          <text:p>unsorted keys on insert</text:p>
        </chart:subtitle>
        <chart:legend chart:legend-position="end" svg:x="22.821cm" svg:y="6.416cm" style:legend-expansion="high" chart:style-name="ch4"/>
        <chart:plot-area chart:style-name="ch5" table:cell-range-address="Arkusz4.A2:Arkusz4.A12 Arkusz4.I2:Arkusz4.I12 Arkusz4.V2:Arkusz4.V12 Arkusz4.AI2:Arkusz4.AI12" chart:data-source-has-labels="both" svg:x="0.512cm" svg:y="2.462cm" svg:width="21.797cm" svg:height="10.695cm">
          <chartooo:coordinate-region svg:x="1.319cm" svg:y="2.661cm" svg:width="20.433cm" svg:height="9.849cm"/>
          <chart:axis chart:dimension="x" chart:name="primary-x" chart:style-name="ch6" chartooo:axis-type="auto">
            <chartooo:date-scale/>
            <chart:title svg:x="10.837cm" svg:y="13.445cm" chart:style-name="ch7">
              <text:p>size - n</text:p>
            </chart:title>
            <chart:categories table:cell-range-address="Arkusz4.A3:Arkusz4.A1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I3:Arkusz4.I12" chart:label-cell-address="Arkusz4.I2:Arkusz4.I2" chart:class="chart:line">
            <chart:data-point chart:repeated="10"/>
          </chart:series>
          <chart:series chart:style-name="ch10" chart:values-cell-range-address="Arkusz4.V3:Arkusz4.V12" chart:label-cell-address="Arkusz4.V2:Arkusz4.V2" chart:class="chart:line">
            <chart:data-point chart:repeated="10"/>
          </chart:series>
          <chart:series chart:style-name="ch11" chart:values-cell-range-address="Arkusz4.AI3:Arkusz4.AI12" chart:label-cell-address="Arkusz4.AI2:Arkusz4.AI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I2:Arkusz4.I2</svg:desc>
                </draw:g>
              </table:table-cell>
              <table:table-cell office:value-type="string">
                <text:p>red_black</text:p>
                <draw:g>
                  <svg:desc>Arkusz4.V2:Arkusz4.V2</svg:desc>
                </draw:g>
              </table:table-cell>
              <table:table-cell office:value-type="string">
                <text:p>bst</text:p>
                <draw:g>
                  <svg:desc>Arkusz4.AI2:Arkusz4.AI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232.85">
                <text:p>232.85</text:p>
                <draw:g>
                  <svg:desc>Arkusz4.I3:Arkusz4.I12</svg:desc>
                </draw:g>
              </table:table-cell>
              <table:table-cell office:value-type="float" office:value="67.3">
                <text:p>67.3</text:p>
                <draw:g>
                  <svg:desc>Arkusz4.V3:Arkusz4.V12</svg:desc>
                </draw:g>
              </table:table-cell>
              <table:table-cell office:value-type="float" office:value="55.6">
                <text:p>55.6</text:p>
                <draw:g>
                  <svg:desc>Arkusz4.AI3:Arkusz4.AI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59.75">
                <text:p>259.75</text:p>
              </table:table-cell>
              <table:table-cell office:value-type="float" office:value="72.55">
                <text:p>72.55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76.45">
                <text:p>276.45</text:p>
              </table:table-cell>
              <table:table-cell office:value-type="float" office:value="74.5">
                <text:p>74.5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82.85">
                <text:p>282.85</text:p>
              </table:table-cell>
              <table:table-cell office:value-type="float" office:value="78.75">
                <text:p>78.75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87.4">
                <text:p>287.4</text:p>
              </table:table-cell>
              <table:table-cell office:value-type="float" office:value="79.85">
                <text:p>79.85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98.6">
                <text:p>298.6</text:p>
              </table:table-cell>
              <table:table-cell office:value-type="float" office:value="80.15">
                <text:p>80.1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00.95">
                <text:p>300.95</text:p>
              </table:table-cell>
              <table:table-cell office:value-type="float" office:value="81.2">
                <text:p>81.2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10.3">
                <text:p>310.3</text:p>
              </table:table-cell>
              <table:table-cell office:value-type="float" office:value="81.6">
                <text:p>81.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07.25">
                <text:p>307.25</text:p>
              </table:table-cell>
              <table:table-cell office:value-type="float" office:value="81.95">
                <text:p>81.9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13.5">
                <text:p>313.5</text:p>
              </table:table-cell>
              <table:table-cell office:value-type="float" office:value="83.25">
                <text:p>83.2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7cm" svg:height="14.383cm" xlink:href=".." xlink:type="simple" chart:class="chart:line" chart:style-name="ch1">
        <chart:title svg:x="11.18cm" svg:y="0.423cm" chart:style-name="ch2">
          <text:p>average height </text:p>
        </chart:title>
        <chart:subtitle svg:x="10.902cm" svg:y="1.489cm" chart:style-name="ch3">
          <text:p>sorted keys on insert</text:p>
        </chart:subtitle>
        <chart:legend chart:legend-position="end" svg:x="22.744cm" svg:y="6.394cm" style:legend-expansion="high" chart:style-name="ch4"/>
        <chart:plot-area chart:style-name="ch5" table:cell-range-address="Arkusz4.A2:Arkusz4.A12 Arkusz4.J2:Arkusz4.J12 Arkusz4.W2:Arkusz4.W12 Arkusz4.AJ2:Arkusz4.AJ12" chart:data-source-has-labels="both" svg:x="0.511cm" svg:y="2.459cm" svg:width="21.722cm" svg:height="10.656cm">
          <chartooo:coordinate-region svg:x="1.688cm" svg:y="2.658cm" svg:width="19.988cm" svg:height="9.81cm"/>
          <chart:axis chart:dimension="x" chart:name="primary-x" chart:style-name="ch6" chartooo:axis-type="auto">
            <chartooo:date-scale/>
            <chart:title svg:x="10.799cm" svg:y="13.402cm" chart:style-name="ch7">
              <text:p>size - n</text:p>
            </chart:title>
            <chart:categories table:cell-range-address="Arkusz4.A3:Arkusz4.A1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Arkusz4.J3:Arkusz4.J12" chart:label-cell-address="Arkusz4.J2:Arkusz4.J2" chart:class="chart:line">
            <chart:data-point chart:repeated="10"/>
          </chart:series>
          <chart:series chart:style-name="ch10" chart:values-cell-range-address="Arkusz4.W3:Arkusz4.W12" chart:label-cell-address="Arkusz4.W2:Arkusz4.W2" chart:class="chart:line">
            <chart:data-point chart:repeated="10"/>
          </chart:series>
          <chart:series chart:style-name="ch11" chart:values-cell-range-address="Arkusz4.AJ3:Arkusz4.AJ12" chart:label-cell-address="Arkusz4.AJ2:Arkusz4.AJ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ay</text:p>
                <draw:g>
                  <svg:desc>Arkusz4.J2:Arkusz4.J2</svg:desc>
                </draw:g>
              </table:table-cell>
              <table:table-cell office:value-type="string">
                <text:p>red_black</text:p>
                <draw:g>
                  <svg:desc>Arkusz4.W2:Arkusz4.W2</svg:desc>
                </draw:g>
              </table:table-cell>
              <table:table-cell office:value-type="string">
                <text:p>bst</text:p>
                <draw:g>
                  <svg:desc>Arkusz4.AJ2:Arkusz4.AJ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4.A3:Arkusz4.A12</svg:desc>
                </draw:g>
              </table:table-cell>
              <table:table-cell office:value-type="float" office:value="2509.796955">
                <text:p>2509.796955</text:p>
                <draw:g>
                  <svg:desc>Arkusz4.J3:Arkusz4.J12</svg:desc>
                </draw:g>
              </table:table-cell>
              <table:table-cell office:value-type="float" office:value="17.25796">
                <text:p>17.25796</text:p>
                <draw:g>
                  <svg:desc>Arkusz4.W3:Arkusz4.W12</svg:desc>
                </draw:g>
              </table:table-cell>
              <table:table-cell office:value-type="float" office:value="6436.20849">
                <text:p>6436.20849</text:p>
                <draw:g>
                  <svg:desc>Arkusz4.AJ3:Arkusz4.AJ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011.09853625">
                <text:p>5011.09853625</text:p>
              </table:table-cell>
              <table:table-cell office:value-type="float" office:value="18.86">
                <text:p>18.86</text:p>
              </table:table-cell>
              <table:table-cell office:value-type="float" office:value="12864.8138925">
                <text:p>12864.81389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511.92321245">
                <text:p>7511.92321245</text:p>
              </table:table-cell>
              <table:table-cell office:value-type="float" office:value="19.49758075">
                <text:p>19.49758075</text:p>
              </table:table-cell>
              <table:table-cell office:value-type="float" office:value="19299.36611505">
                <text:p>19299.3661150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0012.46462245">
                <text:p>10012.46462245</text:p>
              </table:table-cell>
              <table:table-cell office:value-type="float" office:value="20.2185918">
                <text:p>20.2185918</text:p>
              </table:table-cell>
              <table:table-cell office:value-type="float" office:value="25737.740335">
                <text:p>25737.74033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513.0453065">
                <text:p>12513.0453065</text:p>
              </table:table-cell>
              <table:table-cell office:value-type="float" office:value="20.822121">
                <text:p>20.822121</text:p>
              </table:table-cell>
              <table:table-cell office:value-type="float" office:value="32167.4730085">
                <text:p>32167.473008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5013.60313375">
                <text:p>15013.60313375</text:p>
              </table:table-cell>
              <table:table-cell office:value-type="float" office:value="21.0490304">
                <text:p>21.0490304</text:p>
              </table:table-cell>
              <table:table-cell office:value-type="float" office:value="38622.22119745">
                <text:p>38622.2211974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7513.85310215">
                <text:p>17513.85310215</text:p>
              </table:table-cell>
              <table:table-cell office:value-type="float" office:value="21.51384925">
                <text:p>21.51384925</text:p>
              </table:table-cell>
              <table:table-cell office:value-type="float" office:value="45049.3268177857">
                <text:p>45049.32681778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0014.05559535">
                <text:p>20014.05559535</text:p>
              </table:table-cell>
              <table:table-cell office:value-type="float" office:value="21.94447685">
                <text:p>21.94447685</text:p>
              </table:table-cell>
              <table:table-cell office:value-type="float" office:value="51487.5459238">
                <text:p>51487.545923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2514.3158979">
                <text:p>22514.3158979</text:p>
              </table:table-cell>
              <table:table-cell office:value-type="float" office:value="22.1116779">
                <text:p>22.1116779</text:p>
              </table:table-cell>
              <table:table-cell office:value-type="float" office:value="57907.0800805">
                <text:p>57907.080080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5014.772054">
                <text:p>25014.772054</text:p>
              </table:table-cell>
              <table:table-cell office:value-type="float" office:value="22.2990565">
                <text:p>22.2990565</text:p>
              </table:table-cell>
              <table:table-cell office:value-type="float" office:value="64339.965024">
                <text:p>64339.9650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